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0694in" fo:margin-bottom="0.0694in" fo:line-height="100%"/>
    </style:style>
    <style:style style:name="T2" style:parent-style-name="DefaultParagraphFont" style:family="text">
      <style:text-properties style:font-name="Symbol" style:font-name-asian="Symbol" style:font-name-complex="Symbol"/>
    </style:style>
    <style:style style:name="T3" style:parent-style-name="DefaultParagraphFont" style:family="text">
      <style:text-properties style:font-name="Symbol" style:font-name-asian="Symbol" style:font-name-complex="Symbol"/>
    </style:style>
    <style:style style:name="T4" style:parent-style-name="DefaultParagraphFont" style:family="text">
      <style:text-properties style:font-name="Symbol" style:font-name-asian="Symbol" style:font-name-complex="Symbol"/>
    </style:style>
    <style:style style:name="T5" style:parent-style-name="DefaultParagraphFont" style:family="text">
      <style:text-properties style:font-name="Symbol" style:font-name-asian="Symbol" style:font-name-complex="Symbol"/>
    </style:style>
    <style:style style:name="P6"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fo:font-size="13.5pt" style:font-size-asian="13.5pt" style:font-size-complex="13.5pt"/>
    </style:style>
    <style:style style:name="P7"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fo:font-size="13.5pt" style:font-size-asian="13.5pt" style:font-size-complex="13.5pt"/>
    </style:style>
    <style:style style:name="P8"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fo:font-size="12pt" style:font-size-asian="12pt" style:font-size-complex="12pt"/>
    </style:style>
    <style:style style:name="P9" style:parent-style-name="Normal" style:family="paragraph">
      <style:paragraph-properties fo:margin-top="0.0694in" fo:margin-bottom="0.0694in" fo:line-height="100%"/>
    </style:style>
    <style:style style:name="T10" style:parent-style-name="DefaultParagraphFont" style:family="text">
      <style:text-properties style:font-name="Times New Roman" style:font-name-asian="Times New Roman" fo:font-weight="bold" style:font-weight-asian="bold" style:font-weight-complex="bold" fo:font-size="12pt" style:font-size-asian="12pt" style:font-size-complex="12pt"/>
    </style:style>
    <style:style style:name="T11" style:parent-style-name="DefaultParagraphFont" style:family="text">
      <style:text-properties style:font-name="Times New Roman" style:font-name-asian="Times New Roman" fo:font-size="12pt" style:font-size-asian="12pt" style:font-size-complex="12pt"/>
    </style:style>
    <style:style style:name="P12" style:parent-style-name="Normal" style:family="paragraph">
      <style:paragraph-properties fo:margin-top="0.0694in" fo:margin-bottom="0.0694in" fo:line-height="100%"/>
    </style:style>
    <style:style style:name="T13" style:parent-style-name="DefaultParagraphFont" style:family="text">
      <style:text-properties style:font-name="Times New Roman" style:font-name-asian="Times New Roman" fo:font-size="12pt" style:font-size-asian="12pt" style:font-size-complex="12pt"/>
    </style:style>
    <style:style style:name="T14" style:parent-style-name="DefaultParagraphFont" style:family="text">
      <style:text-properties style:font-name="Courier New" style:font-name-asian="Times New Roman" style:font-name-complex="Courier New" fo:font-size="10pt" style:font-size-asian="10pt" style:font-size-complex="10pt"/>
    </style:style>
    <style:style style:name="T15" style:parent-style-name="DefaultParagraphFont" style:family="text">
      <style:text-properties style:font-name="Times New Roman" style:font-name-asian="Times New Roman" fo:font-size="12pt" style:font-size-asian="12pt" style:font-size-complex="12pt"/>
    </style:style>
    <style:style style:name="T16" style:parent-style-name="DefaultParagraphFont" style:family="text">
      <style:text-properties style:font-name="Courier New" style:font-name-asian="Times New Roman" style:font-name-complex="Courier New" fo:font-size="10pt" style:font-size-asian="10pt" style:font-size-complex="10pt"/>
    </style:style>
    <style:style style:name="T17" style:parent-style-name="DefaultParagraphFont" style:family="text">
      <style:text-properties style:font-name="Times New Roman" style:font-name-asian="Times New Roman" fo:font-size="12pt" style:font-size-asian="12pt" style:font-size-complex="12pt"/>
    </style:style>
    <style:style style:name="T18" style:parent-style-name="DefaultParagraphFont" style:family="text">
      <style:text-properties style:font-name="Courier New" style:font-name-asian="Times New Roman" style:font-name-complex="Courier New" fo:font-size="10pt" style:font-size-asian="10pt" style:font-size-complex="10pt"/>
    </style:style>
    <style:style style:name="T19" style:parent-style-name="DefaultParagraphFont" style:family="text">
      <style:text-properties style:font-name="Times New Roman" style:font-name-asian="Times New Roman" fo:font-size="12pt" style:font-size-asian="12pt" style:font-size-complex="12pt"/>
    </style:style>
    <style:style style:name="T20" style:parent-style-name="DefaultParagraphFont" style:family="text">
      <style:text-properties style:font-name="Courier New" style:font-name-asian="Times New Roman" style:font-name-complex="Courier New" fo:font-size="10pt" style:font-size-asian="10pt" style:font-size-complex="10pt"/>
    </style:style>
    <style:style style:name="P21" style:parent-style-name="Normal" style:family="paragraph">
      <style:paragraph-properties fo:margin-top="0.0694in" fo:margin-bottom="0.0694in" fo:line-height="100%"/>
    </style:style>
    <style:style style:name="T22" style:parent-style-name="DefaultParagraphFont" style:family="text">
      <style:text-properties style:font-name="Times New Roman" style:font-name-asian="Times New Roman" fo:font-weight="bold" style:font-weight-asian="bold" style:font-weight-complex="bold" fo:font-size="12pt" style:font-size-asian="12pt" style:font-size-complex="12pt"/>
    </style:style>
    <style:style style:name="T23" style:parent-style-name="DefaultParagraphFont" style:family="text">
      <style:text-properties style:font-name="Times New Roman" style:font-name-asian="Times New Roman" fo:font-size="12pt" style:font-size-asian="12pt" style:font-size-complex="12pt"/>
    </style:style>
    <style:style style:name="P24" style:parent-style-name="Normal" style:family="paragraph">
      <style:paragraph-properties fo:margin-top="0.0694in" fo:margin-bottom="0.0694in" fo:line-height="100%"/>
    </style:style>
    <style:style style:name="T25" style:parent-style-name="DefaultParagraphFont" style:family="text">
      <style:text-properties style:font-name="Times New Roman" style:font-name-asian="Times New Roman" fo:font-size="12pt" style:font-size-asian="12pt" style:font-size-complex="12pt"/>
    </style:style>
    <style:style style:name="T26" style:parent-style-name="DefaultParagraphFont" style:family="text">
      <style:text-properties style:font-name="Courier New" style:font-name-asian="Times New Roman" style:font-name-complex="Courier New" fo:font-size="10pt" style:font-size-asian="10pt" style:font-size-complex="10pt"/>
    </style:style>
    <style:style style:name="T27" style:parent-style-name="DefaultParagraphFont" style:family="text">
      <style:text-properties style:font-name="Times New Roman" style:font-name-asian="Times New Roman" fo:font-size="12pt" style:font-size-asian="12pt" style:font-size-complex="12pt"/>
    </style:style>
    <style:style style:name="T28" style:parent-style-name="DefaultParagraphFont" style:family="text">
      <style:text-properties style:font-name="Courier New" style:font-name-asian="Times New Roman" style:font-name-complex="Courier New" fo:font-size="10pt" style:font-size-asian="10pt" style:font-size-complex="10pt"/>
    </style:style>
    <style:style style:name="T29" style:parent-style-name="DefaultParagraphFont" style:family="text">
      <style:text-properties style:font-name="Times New Roman" style:font-name-asian="Times New Roman" fo:font-size="12pt" style:font-size-asian="12pt" style:font-size-complex="12pt"/>
    </style:style>
    <style:style style:name="T30" style:parent-style-name="DefaultParagraphFont" style:family="text">
      <style:text-properties style:font-name="Courier New" style:font-name-asian="Times New Roman" style:font-name-complex="Courier New" fo:font-size="10pt" style:font-size-asian="10pt" style:font-size-complex="10pt"/>
    </style:style>
    <style:style style:name="T31" style:parent-style-name="DefaultParagraphFont" style:family="text">
      <style:text-properties style:font-name="Times New Roman" style:font-name-asian="Times New Roman" fo:font-size="12pt" style:font-size-asian="12pt" style:font-size-complex="12pt"/>
    </style:style>
    <style:style style:name="T32" style:parent-style-name="DefaultParagraphFont" style:family="text">
      <style:text-properties style:font-name="Courier New" style:font-name-asian="Times New Roman" style:font-name-complex="Courier New" fo:font-size="10pt" style:font-size-asian="10pt" style:font-size-complex="10pt"/>
    </style:style>
    <style:style style:name="T33" style:parent-style-name="DefaultParagraphFont" style:family="text">
      <style:text-properties style:font-name="Times New Roman" style:font-name-asian="Times New Roman" fo:font-size="12pt" style:font-size-asian="12pt" style:font-size-complex="12pt"/>
    </style:style>
    <style:style style:name="T34" style:parent-style-name="DefaultParagraphFont" style:family="text">
      <style:text-properties style:font-name="Courier New" style:font-name-asian="Times New Roman" style:font-name-complex="Courier New" fo:font-size="10pt" style:font-size-asian="10pt" style:font-size-complex="10pt"/>
    </style:style>
    <style:style style:name="T35" style:parent-style-name="DefaultParagraphFont" style:family="text">
      <style:text-properties style:font-name="Times New Roman" style:font-name-asian="Times New Roman" fo:font-size="12pt" style:font-size-asian="12pt" style:font-size-complex="12pt"/>
    </style:style>
    <style:style style:name="P36" style:parent-style-name="Normal" style:family="paragraph">
      <style:paragraph-properties fo:margin-top="0.0694in" fo:margin-bottom="0.0694in" fo:line-height="100%"/>
    </style:style>
    <style:style style:name="T37" style:parent-style-name="DefaultParagraphFont" style:family="text">
      <style:text-properties style:font-name="Times New Roman" style:font-name-asian="Times New Roman" fo:font-weight="bold" style:font-weight-asian="bold" style:font-weight-complex="bold" fo:font-size="12pt" style:font-size-asian="12pt" style:font-size-complex="12pt"/>
    </style:style>
    <style:style style:name="T38" style:parent-style-name="DefaultParagraphFont" style:family="text">
      <style:text-properties style:font-name="Times New Roman" style:font-name-asian="Times New Roman" fo:font-size="12pt" style:font-size-asian="12pt" style:font-size-complex="12pt"/>
    </style:style>
    <style:style style:name="P39" style:parent-style-name="Normal" style:family="paragraph">
      <style:paragraph-properties fo:margin-top="0.0694in" fo:margin-bottom="0.0694in" fo:line-height="100%"/>
    </style:style>
    <style:style style:name="T40" style:parent-style-name="DefaultParagraphFont" style:family="text">
      <style:text-properties style:font-name="Times New Roman" style:font-name-asian="Times New Roman" fo:font-size="12pt" style:font-size-asian="12pt" style:font-size-complex="12pt"/>
    </style:style>
    <style:style style:name="T41" style:parent-style-name="DefaultParagraphFont" style:family="text">
      <style:text-properties style:font-name="Courier New" style:font-name-asian="Times New Roman" style:font-name-complex="Courier New" fo:font-size="10pt" style:font-size-asian="10pt" style:font-size-complex="10pt"/>
    </style:style>
    <style:style style:name="T42" style:parent-style-name="DefaultParagraphFont" style:family="text">
      <style:text-properties style:font-name="Times New Roman" style:font-name-asian="Times New Roman" fo:font-size="12pt" style:font-size-asian="12pt" style:font-size-complex="12pt"/>
    </style:style>
    <style:style style:name="T43" style:parent-style-name="DefaultParagraphFont" style:family="text">
      <style:text-properties style:font-name="Courier New" style:font-name-asian="Times New Roman" style:font-name-complex="Courier New" fo:font-size="10pt" style:font-size-asian="10pt" style:font-size-complex="10pt"/>
    </style:style>
    <style:style style:name="T44" style:parent-style-name="DefaultParagraphFont" style:family="text">
      <style:text-properties style:font-name="Times New Roman" style:font-name-asian="Times New Roman" fo:font-size="12pt" style:font-size-asian="12pt" style:font-size-complex="12pt"/>
    </style:style>
    <style:style style:name="T45" style:parent-style-name="DefaultParagraphFont" style:family="text">
      <style:text-properties style:font-name="Courier New" style:font-name-asian="Times New Roman" style:font-name-complex="Courier New" fo:font-size="10pt" style:font-size-asian="10pt" style:font-size-complex="10pt"/>
    </style:style>
    <style:style style:name="T46" style:parent-style-name="DefaultParagraphFont" style:family="text">
      <style:text-properties style:font-name="Times New Roman" style:font-name-asian="Times New Roman" fo:font-size="12pt" style:font-size-asian="12pt" style:font-size-complex="12pt"/>
    </style:style>
    <style:style style:name="T47" style:parent-style-name="DefaultParagraphFont" style:family="text">
      <style:text-properties style:font-name="Courier New" style:font-name-asian="Times New Roman" style:font-name-complex="Courier New" fo:font-size="10pt" style:font-size-asian="10pt" style:font-size-complex="10pt"/>
    </style:style>
    <style:style style:name="T48" style:parent-style-name="DefaultParagraphFont" style:family="text">
      <style:text-properties style:font-name="Times New Roman" style:font-name-asian="Times New Roman" fo:font-size="12pt" style:font-size-asian="12pt" style:font-size-complex="12pt"/>
    </style:style>
    <style:style style:name="T49" style:parent-style-name="DefaultParagraphFont" style:family="text">
      <style:text-properties style:font-name="Courier New" style:font-name-asian="Times New Roman" style:font-name-complex="Courier New" fo:font-size="10pt" style:font-size-asian="10pt" style:font-size-complex="10pt"/>
    </style:style>
    <style:style style:name="T50" style:parent-style-name="DefaultParagraphFont" style:family="text">
      <style:text-properties style:font-name="Times New Roman" style:font-name-asian="Times New Roman" fo:font-size="12pt" style:font-size-asian="12pt" style:font-size-complex="12pt"/>
    </style:style>
    <style:style style:name="T51" style:parent-style-name="DefaultParagraphFont" style:family="text">
      <style:text-properties style:font-name="Courier New" style:font-name-asian="Times New Roman" style:font-name-complex="Courier New" fo:font-size="10pt" style:font-size-asian="10pt" style:font-size-complex="10pt"/>
    </style:style>
    <style:style style:name="T52" style:parent-style-name="DefaultParagraphFont" style:family="text">
      <style:text-properties style:font-name="Times New Roman" style:font-name-asian="Times New Roman" fo:font-size="12pt" style:font-size-asian="12pt" style:font-size-complex="12pt"/>
    </style:style>
    <style:style style:name="T53" style:parent-style-name="DefaultParagraphFont" style:family="text">
      <style:text-properties style:font-name="Courier New" style:font-name-asian="Times New Roman" style:font-name-complex="Courier New" fo:font-size="10pt" style:font-size-asian="10pt" style:font-size-complex="10pt"/>
    </style:style>
    <style:style style:name="T54" style:parent-style-name="DefaultParagraphFont" style:family="text">
      <style:text-properties style:font-name="Times New Roman" style:font-name-asian="Times New Roman" fo:font-size="12pt" style:font-size-asian="12pt" style:font-size-complex="12pt"/>
    </style:style>
    <style:style style:name="P55" style:parent-style-name="Normal" style:family="paragraph">
      <style:paragraph-properties fo:margin-top="0.0694in" fo:margin-bottom="0.0694in" fo:line-height="100%"/>
    </style:style>
    <style:style style:name="T56" style:parent-style-name="DefaultParagraphFont" style:family="text">
      <style:text-properties style:font-name="Times New Roman" style:font-name-asian="Times New Roman" fo:font-weight="bold" style:font-weight-asian="bold" style:font-weight-complex="bold" fo:font-size="12pt" style:font-size-asian="12pt" style:font-size-complex="12pt"/>
    </style:style>
    <style:style style:name="T57" style:parent-style-name="DefaultParagraphFont" style:family="text">
      <style:text-properties style:font-name="Times New Roman" style:font-name-asian="Times New Roman" fo:font-size="12pt" style:font-size-asian="12pt" style:font-size-complex="12pt"/>
    </style:style>
    <style:style style:name="P58" style:parent-style-name="Normal" style:family="paragraph">
      <style:paragraph-properties fo:margin-top="0.0694in" fo:margin-bottom="0.0694in" fo:line-height="100%"/>
    </style:style>
    <style:style style:name="T59" style:parent-style-name="DefaultParagraphFont" style:family="text">
      <style:text-properties style:font-name="Times New Roman" style:font-name-asian="Times New Roman" fo:font-size="12pt" style:font-size-asian="12pt" style:font-size-complex="12pt"/>
    </style:style>
    <style:style style:name="T60" style:parent-style-name="DefaultParagraphFont" style:family="text">
      <style:text-properties style:font-name="Courier New" style:font-name-asian="Times New Roman" style:font-name-complex="Courier New" fo:font-size="10pt" style:font-size-asian="10pt" style:font-size-complex="10pt"/>
    </style:style>
    <style:style style:name="T61" style:parent-style-name="DefaultParagraphFont" style:family="text">
      <style:text-properties style:font-name="Times New Roman" style:font-name-asian="Times New Roman" fo:font-size="12pt" style:font-size-asian="12pt" style:font-size-complex="12pt"/>
    </style:style>
    <style:style style:name="T62" style:parent-style-name="DefaultParagraphFont" style:family="text">
      <style:text-properties style:font-name="Courier New" style:font-name-asian="Times New Roman" style:font-name-complex="Courier New" fo:font-size="10pt" style:font-size-asian="10pt" style:font-size-complex="10pt"/>
    </style:style>
    <style:style style:name="T63" style:parent-style-name="DefaultParagraphFont" style:family="text">
      <style:text-properties style:font-name="Times New Roman" style:font-name-asian="Times New Roman" fo:font-size="12pt" style:font-size-asian="12pt" style:font-size-complex="12pt"/>
    </style:style>
    <style:style style:name="T64" style:parent-style-name="DefaultParagraphFont" style:family="text">
      <style:text-properties style:font-name="Courier New" style:font-name-asian="Times New Roman" style:font-name-complex="Courier New" fo:font-size="10pt" style:font-size-asian="10pt" style:font-size-complex="10pt"/>
    </style:style>
    <style:style style:name="T65" style:parent-style-name="DefaultParagraphFont" style:family="text">
      <style:text-properties style:font-name="Times New Roman" style:font-name-asian="Times New Roman" fo:font-size="12pt" style:font-size-asian="12pt" style:font-size-complex="12pt"/>
    </style:style>
    <style:style style:name="T66" style:parent-style-name="DefaultParagraphFont" style:family="text">
      <style:text-properties style:font-name="Courier New" style:font-name-asian="Times New Roman" style:font-name-complex="Courier New" fo:font-size="10pt" style:font-size-asian="10pt" style:font-size-complex="10pt"/>
    </style:style>
    <style:style style:name="P67" style:parent-style-name="Normal" style:family="paragraph">
      <style:paragraph-properties fo:margin-top="0.0694in" fo:margin-bottom="0.0694in" fo:line-height="100%"/>
    </style:style>
    <style:style style:name="T68" style:parent-style-name="DefaultParagraphFont" style:family="text">
      <style:text-properties style:font-name="Times New Roman" style:font-name-asian="Times New Roman" fo:font-weight="bold" style:font-weight-asian="bold" style:font-weight-complex="bold" fo:font-size="12pt" style:font-size-asian="12pt" style:font-size-complex="12pt"/>
    </style:style>
    <style:style style:name="T69" style:parent-style-name="DefaultParagraphFont" style:family="text">
      <style:text-properties style:font-name="Times New Roman" style:font-name-asian="Times New Roman" fo:font-size="12pt" style:font-size-asian="12pt" style:font-size-complex="12pt"/>
    </style:style>
    <style:style style:name="T70" style:parent-style-name="DefaultParagraphFont" style:family="text">
      <style:text-properties style:font-name="Courier New" style:font-name-asian="Times New Roman" style:font-name-complex="Courier New" fo:font-size="10pt" style:font-size-asian="10pt" style:font-size-complex="10pt"/>
    </style:style>
    <style:style style:name="T71" style:parent-style-name="DefaultParagraphFont" style:family="text">
      <style:text-properties style:font-name="Times New Roman" style:font-name-asian="Times New Roman" fo:font-size="12pt" style:font-size-asian="12pt" style:font-size-complex="12pt"/>
    </style:style>
    <style:style style:name="T72" style:parent-style-name="DefaultParagraphFont" style:family="text">
      <style:text-properties style:font-name="Courier New" style:font-name-asian="Times New Roman" style:font-name-complex="Courier New" fo:font-size="10pt" style:font-size-asian="10pt" style:font-size-complex="10pt"/>
    </style:style>
    <style:style style:name="T73" style:parent-style-name="DefaultParagraphFont" style:family="text">
      <style:text-properties style:font-name="Times New Roman" style:font-name-asian="Times New Roman" fo:font-size="12pt" style:font-size-asian="12pt" style:font-size-complex="12pt"/>
    </style:style>
    <style:style style:name="P74" style:parent-style-name="Normal" style:family="paragraph">
      <style:paragraph-properties fo:margin-top="0.0694in" fo:margin-bottom="0.0694in" fo:line-height="100%"/>
    </style:style>
    <style:style style:name="T75" style:parent-style-name="DefaultParagraphFont" style:family="text">
      <style:text-properties style:font-name="Times New Roman" style:font-name-asian="Times New Roman" fo:font-size="12pt" style:font-size-asian="12pt" style:font-size-complex="12pt"/>
    </style:style>
    <style:style style:name="T76" style:parent-style-name="DefaultParagraphFont" style:family="text">
      <style:text-properties style:font-name="Courier New" style:font-name-asian="Times New Roman" style:font-name-complex="Courier New" fo:font-size="10pt" style:font-size-asian="10pt" style:font-size-complex="10pt"/>
    </style:style>
    <style:style style:name="T77" style:parent-style-name="DefaultParagraphFont" style:family="text">
      <style:text-properties style:font-name="Times New Roman" style:font-name-asian="Times New Roman" fo:font-size="12pt" style:font-size-asian="12pt" style:font-size-complex="12pt"/>
    </style:style>
    <style:style style:name="T78" style:parent-style-name="DefaultParagraphFont" style:family="text">
      <style:text-properties style:font-name="Courier New" style:font-name-asian="Times New Roman" style:font-name-complex="Courier New" fo:font-size="10pt" style:font-size-asian="10pt" style:font-size-complex="10pt"/>
    </style:style>
    <style:style style:name="T79" style:parent-style-name="DefaultParagraphFont" style:family="text">
      <style:text-properties style:font-name="Times New Roman" style:font-name-asian="Times New Roman" fo:font-size="12pt" style:font-size-asian="12pt" style:font-size-complex="12pt"/>
    </style:style>
    <style:style style:name="T80" style:parent-style-name="DefaultParagraphFont" style:family="text">
      <style:text-properties style:font-name="Times New Roman" style:font-name-asian="Times New Roman" fo:font-size="12pt" style:font-size-asian="12pt" style:font-size-complex="12pt"/>
    </style:style>
    <style:style style:name="T81" style:parent-style-name="DefaultParagraphFont" style:family="text">
      <style:text-properties style:font-name="Courier New" style:font-name-asian="Times New Roman" style:font-name-complex="Courier New" fo:font-size="10pt" style:font-size-asian="10pt" style:font-size-complex="10pt"/>
    </style:style>
    <style:style style:name="P82"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fo:font-size="12pt" style:font-size-asian="12pt" style:font-size-complex="12pt"/>
    </style:style>
    <style:style style:name="P83" style:parent-style-name="Normal" style:family="paragraph">
      <style:paragraph-properties fo:margin-top="0.0694in" fo:margin-bottom="0.0694in" fo:line-height="100%"/>
    </style:style>
    <style:style style:name="T84" style:parent-style-name="DefaultParagraphFont" style:family="text">
      <style:text-properties style:font-name="Times New Roman" style:font-name-asian="Times New Roman" fo:font-weight="bold" style:font-weight-asian="bold" style:font-weight-complex="bold" fo:font-size="12pt" style:font-size-asian="12pt" style:font-size-complex="12pt"/>
    </style:style>
    <style:style style:name="T85" style:parent-style-name="DefaultParagraphFont" style:family="text">
      <style:text-properties style:font-name="Times New Roman" style:font-name-asian="Times New Roman" fo:font-size="12pt" style:font-size-asian="12pt" style:font-size-complex="12pt"/>
    </style:style>
    <style:style style:name="P86"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87" style:parent-style-name="Normal" style:family="paragraph">
      <style:paragraph-properties fo:margin-top="0.0694in" fo:margin-bottom="0.0694in" fo:line-height="100%"/>
    </style:style>
    <style:style style:name="T88" style:parent-style-name="DefaultParagraphFont" style:family="text">
      <style:text-properties style:font-name="Times New Roman" style:font-name-asian="Times New Roman" fo:font-weight="bold" style:font-weight-asian="bold" style:font-weight-complex="bold" fo:font-size="12pt" style:font-size-asian="12pt" style:font-size-complex="12pt"/>
    </style:style>
    <style:style style:name="T89" style:parent-style-name="DefaultParagraphFont" style:family="text">
      <style:text-properties style:font-name="Times New Roman" style:font-name-asian="Times New Roman" fo:font-size="12pt" style:font-size-asian="12pt" style:font-size-complex="12pt"/>
    </style:style>
    <style:style style:name="P90"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91" style:parent-style-name="Normal" style:family="paragraph">
      <style:paragraph-properties fo:margin-top="0.0694in" fo:margin-bottom="0.0694in" fo:line-height="100%"/>
    </style:style>
    <style:style style:name="T92" style:parent-style-name="DefaultParagraphFont" style:family="text">
      <style:text-properties style:font-name="Times New Roman" style:font-name-asian="Times New Roman" fo:font-weight="bold" style:font-weight-asian="bold" style:font-weight-complex="bold" fo:font-size="12pt" style:font-size-asian="12pt" style:font-size-complex="12pt"/>
    </style:style>
    <style:style style:name="T93" style:parent-style-name="DefaultParagraphFont" style:family="text">
      <style:text-properties style:font-name="Times New Roman" style:font-name-asian="Times New Roman" fo:font-size="12pt" style:font-size-asian="12pt" style:font-size-complex="12pt"/>
    </style:style>
    <style:style style:name="P94"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95" style:parent-style-name="Normal" style:family="paragraph">
      <style:paragraph-properties fo:margin-bottom="0in" fo:line-height="100%"/>
    </style:style>
    <style:style style:name="T96" style:parent-style-name="DefaultParagraphFont" style:family="text">
      <style:text-properties style:font-name="Times New Roman" style:font-name-asian="Times New Roman" fo:font-size="12pt" style:font-size-asian="12pt" style:font-size-complex="12pt"/>
    </style:style>
    <style:style style:name="P97"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fo:font-size="13.5pt" style:font-size-asian="13.5pt" style:font-size-complex="13.5pt"/>
    </style:style>
    <style:style style:name="P98"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fo:font-size="12pt" style:font-size-asian="12pt" style:font-size-complex="12pt"/>
    </style:style>
    <style:style style:name="P9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0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0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0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0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0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0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0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07"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fo:font-size="12pt" style:font-size-asian="12pt" style:font-size-complex="12pt"/>
    </style:style>
    <style:style style:name="P10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0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1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1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1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1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1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1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1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1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18"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fo:font-size="12pt" style:font-size-asian="12pt" style:font-size-complex="12pt"/>
    </style:style>
    <style:style style:name="P11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2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2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2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2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2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2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2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2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2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2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3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31"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fo:font-size="12pt" style:font-size-asian="12pt" style:font-size-complex="12pt"/>
    </style:style>
    <style:style style:name="P13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3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3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3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3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3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3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3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40"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fo:font-size="12pt" style:font-size-asian="12pt" style:font-size-complex="12pt"/>
    </style:style>
    <style:style style:name="P14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4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4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4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4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4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4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4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4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5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51"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152" style:parent-style-name="Normal" style:family="paragraph">
      <style:paragraph-properties fo:margin-top="0.0694in" fo:margin-bottom="0.0694in" fo:line-height="100%"/>
    </style:style>
    <style:style style:name="T153" style:parent-style-name="DefaultParagraphFont" style:family="text">
      <style:text-properties style:font-name="Times New Roman" style:font-name-asian="Times New Roman" fo:font-weight="bold" style:font-weight-asian="bold" style:font-weight-complex="bold" fo:font-size="13.5pt" style:font-size-asian="13.5pt" style:font-size-complex="13.5pt"/>
    </style:style>
    <style:style style:name="T154" style:parent-style-name="DefaultParagraphFont" style:family="text">
      <style:text-properties style:font-name="Times New Roman" style:font-name-asian="Times New Roman" fo:font-size="12pt" style:font-size-asian="12pt" style:font-size-complex="12pt"/>
    </style:style>
    <style:style style:name="P155"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156" style:parent-style-name="Normal" style:family="paragraph">
      <style:paragraph-properties fo:margin-top="0.0694in" fo:margin-bottom="0.0694in" fo:line-height="100%"/>
    </style:style>
    <style:style style:name="T157" style:parent-style-name="DefaultParagraphFont" style:family="text">
      <style:text-properties style:font-name="Times New Roman" style:font-name-asian="Times New Roman" fo:font-weight="bold" style:font-weight-asian="bold" style:font-weight-complex="bold" fo:font-size="12pt" style:font-size-asian="12pt" style:font-size-complex="12pt"/>
    </style:style>
    <style:style style:name="T158" style:parent-style-name="DefaultParagraphFont" style:family="text">
      <style:text-properties style:font-name="Times New Roman" style:font-name-asian="Times New Roman" fo:font-size="12pt" style:font-size-asian="12pt" style:font-size-complex="12pt"/>
    </style:style>
    <style:style style:name="T159" style:parent-style-name="DefaultParagraphFont" style:family="text">
      <style:text-properties style:font-name="Times New Roman" style:font-name-asian="Times New Roman" fo:font-size="12pt" style:font-size-asian="12pt" style:font-size-complex="12pt"/>
    </style:style>
    <style:style style:name="P160" style:parent-style-name="Normal" style:family="paragraph">
      <style:paragraph-properties fo:margin-top="0.0694in" fo:margin-bottom="0.0694in" fo:line-height="100%"/>
    </style:style>
    <style:style style:name="T161" style:parent-style-name="DefaultParagraphFont" style:family="text">
      <style:text-properties style:font-name="Times New Roman" style:font-name-asian="Times New Roman" fo:font-weight="bold" style:font-weight-asian="bold" style:font-weight-complex="bold" fo:font-size="12pt" style:font-size-asian="12pt" style:font-size-complex="12pt"/>
    </style:style>
    <style:style style:name="T162" style:parent-style-name="DefaultParagraphFont" style:family="text">
      <style:text-properties style:font-name="Times New Roman" style:font-name-asian="Times New Roman" fo:font-size="12pt" style:font-size-asian="12pt" style:font-size-complex="12pt"/>
    </style:style>
    <style:style style:name="P163"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164"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165"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166" style:parent-style-name="Normal" style:family="paragraph">
      <style:paragraph-properties fo:margin-top="0.0694in" fo:margin-bottom="0.0694in" fo:line-height="100%"/>
    </style:style>
    <style:style style:name="T167" style:parent-style-name="DefaultParagraphFont" style:family="text">
      <style:text-properties style:font-name="Times New Roman" style:font-name-asian="Times New Roman" fo:font-weight="bold" style:font-weight-asian="bold" style:font-weight-complex="bold" fo:font-size="12pt" style:font-size-asian="12pt" style:font-size-complex="12pt"/>
    </style:style>
    <style:style style:name="T168" style:parent-style-name="DefaultParagraphFont" style:family="text">
      <style:text-properties style:font-name="Times New Roman" style:font-name-asian="Times New Roman" fo:font-size="12pt" style:font-size-asian="12pt" style:font-size-complex="12pt"/>
    </style:style>
    <style:style style:name="P169"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170"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171"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T172" style:parent-style-name="Strong" style:family="text">
      <style:text-properties fo:font-weight="bold" style:font-weight-asian="bold" style:font-weight-complex="bold"/>
    </style:style>
    <style:style style:name="T173" style:parent-style-name="Strong" style:family="text">
      <style:text-properties fo:font-weight="bold" style:font-weight-asian="bold" style:font-weight-complex="bold"/>
    </style:style>
    <style:style style:name="T174" style:parent-style-name="Strong" style:family="text">
      <style:text-properties fo:font-weight="bold" style:font-weight-asian="bold" style:font-weight-complex="bold"/>
    </style:style>
    <style:style style:name="T175" style:parent-style-name="Strong" style:family="text">
      <style:text-properties fo:font-weight="bold" style:font-weight-asian="bold" style:font-weight-complex="bold"/>
    </style:style>
    <style:style style:name="T176" style:parent-style-name="Strong" style:family="text">
      <style:text-properties fo:font-weight="bold" style:font-weight-asian="bold" style:font-weight-complex="bold"/>
    </style:style>
    <style:style style:name="T177" style:parent-style-name="Strong" style:family="text">
      <style:text-properties fo:font-weight="bold" style:font-weight-asian="bold" style:font-weight-complex="bold"/>
    </style:style>
    <style:style style:name="T178" style:parent-style-name="Strong" style:family="text">
      <style:text-properties fo:font-weight="bold" style:font-weight-asian="bold" style:font-weight-complex="bold"/>
    </style:style>
    <style:style style:name="T179" style:parent-style-name="Strong" style:family="text">
      <style:text-properties fo:font-weight="bold" style:font-weight-asian="bold" style:font-weight-complex="bold"/>
    </style:style>
    <style:style style:name="T180" style:parent-style-name="Strong" style:family="text">
      <style:text-properties fo:font-weight="bold" style:font-weight-asian="bold" style:font-weight-complex="bold"/>
    </style:style>
    <style:style style:name="T181" style:parent-style-name="Strong" style:family="text">
      <style:text-properties fo:font-weight="bold" style:font-weight-asian="bold" style:font-weight-complex="bold"/>
    </style:style>
    <style:style style:name="T182" style:parent-style-name="Strong" style:family="text">
      <style:text-properties fo:font-weight="bold" style:font-weight-asian="bold" style:font-weight-complex="bold"/>
    </style:style>
    <style:style style:name="P183" style:parent-style-name="Normal" style:family="paragraph">
      <style:paragraph-properties style:vertical-align="auto" fo:margin-top="0.0694in" fo:margin-bottom="0.0694in" fo:line-height="100%"/>
      <style:text-properties fo:hyphenate="true"/>
    </style:style>
    <style:style style:name="P184" style:parent-style-name="Normal" style:family="paragraph">
      <style:paragraph-properties style:vertical-align="auto" fo:margin-top="0.0694in" fo:margin-bottom="0.0694in" fo:line-height="100%"/>
      <style:text-properties fo:hyphenate="true"/>
    </style:style>
    <style:style style:name="T185" style:parent-style-name="Strong" style:family="text">
      <style:text-properties fo:font-weight="bold" style:font-weight-asian="bold" style:font-weight-complex="bold"/>
    </style:style>
    <style:style style:name="P186" style:parent-style-name="Normal" style:family="paragraph">
      <style:paragraph-properties style:vertical-align="auto" fo:margin-top="0.0694in" fo:margin-bottom="0.0694in" fo:line-height="100%"/>
      <style:text-properties fo:hyphenate="true"/>
    </style:style>
    <style:style style:name="P187" style:parent-style-name="Normal" style:family="paragraph">
      <style:paragraph-properties style:vertical-align="auto" fo:margin-top="0.0694in" fo:margin-bottom="0.0694in" fo:line-height="100%"/>
      <style:text-properties fo:hyphenate="true"/>
    </style:style>
    <style:style style:name="P188" style:parent-style-name="Normal" style:family="paragraph">
      <style:paragraph-properties style:vertical-align="auto" fo:margin-top="0.0694in" fo:margin-bottom="0.0694in" fo:line-height="100%"/>
      <style:text-properties fo:hyphenate="true"/>
    </style:style>
    <style:style style:name="P189" style:parent-style-name="Normal" style:family="paragraph">
      <style:paragraph-properties style:vertical-align="auto" fo:margin-top="0.0694in" fo:margin-bottom="0.0694in" fo:line-height="100%"/>
      <style:text-properties fo:hyphenate="true"/>
    </style:style>
    <style:style style:name="P190" style:parent-style-name="Normal" style:family="paragraph">
      <style:paragraph-properties style:vertical-align="auto" fo:margin-top="0.0694in" fo:margin-bottom="0.0694in" fo:line-height="100%"/>
      <style:text-properties fo:hyphenate="true"/>
    </style:style>
    <style:style style:name="P191" style:parent-style-name="Normal" style:family="paragraph">
      <style:paragraph-properties style:vertical-align="auto" fo:margin-top="0.0694in" fo:margin-bottom="0.0694in" fo:line-height="100%"/>
      <style:text-properties fo:hyphenate="true"/>
    </style:style>
    <style:style style:name="T192" style:parent-style-name="Strong" style:family="text">
      <style:text-properties fo:font-weight="bold" style:font-weight-asian="bold" style:font-weight-complex="bold"/>
    </style:style>
    <style:style style:name="T193" style:parent-style-name="Strong" style:family="text">
      <style:text-properties fo:font-weight="bold" style:font-weight-asian="bold" style:font-weight-complex="bold"/>
    </style:style>
    <style:style style:name="P194" style:parent-style-name="Normal" style:family="paragraph">
      <style:paragraph-properties style:vertical-align="auto" fo:margin-top="0.0694in" fo:margin-bottom="0.0694in" fo:line-height="100%"/>
      <style:text-properties fo:hyphenate="true"/>
    </style:style>
    <style:style style:name="T195" style:parent-style-name="HTMLCode" style:family="text">
      <style:text-properties style:font-name-asian="Calibri" fo:font-weight="bold" style:font-weight-asian="bold" style:font-weight-complex="bold"/>
    </style:style>
    <style:style style:name="T196" style:parent-style-name="HTMLCode" style:family="text">
      <style:text-properties style:font-name-asian="Calibri"/>
    </style:style>
    <style:style style:name="P197" style:parent-style-name="Normal" style:family="paragraph">
      <style:paragraph-properties style:vertical-align="auto" fo:margin-top="0.0694in" fo:margin-bottom="0.0694in" fo:line-height="100%"/>
      <style:text-properties fo:hyphenate="true"/>
    </style:style>
    <style:style style:name="T198" style:parent-style-name="HTMLCode" style:family="text">
      <style:text-properties style:font-name-asian="Calibri" fo:font-weight="bold" style:font-weight-asian="bold" style:font-weight-complex="bold"/>
    </style:style>
    <style:style style:name="T199" style:parent-style-name="HTMLCode" style:family="text">
      <style:text-properties style:font-name-asian="Calibri"/>
    </style:style>
    <style:style style:name="P200" style:parent-style-name="Normal" style:family="paragraph">
      <style:paragraph-properties style:vertical-align="auto" fo:margin-top="0.0694in" fo:margin-bottom="0.0694in" fo:line-height="100%"/>
      <style:text-properties fo:hyphenate="true"/>
    </style:style>
    <style:style style:name="T201" style:parent-style-name="HTMLCode" style:family="text">
      <style:text-properties style:font-name-asian="Calibri" fo:font-weight="bold" style:font-weight-asian="bold" style:font-weight-complex="bold"/>
    </style:style>
    <style:style style:name="T202" style:parent-style-name="HTMLCode" style:family="text">
      <style:text-properties style:font-name-asian="Calibri"/>
    </style:style>
    <style:style style:name="P203" style:parent-style-name="Normal" style:family="paragraph">
      <style:paragraph-properties style:vertical-align="auto" fo:margin-top="0.0694in" fo:margin-bottom="0.0694in" fo:line-height="100%"/>
      <style:text-properties fo:hyphenate="true"/>
    </style:style>
    <style:style style:name="T204" style:parent-style-name="HTMLCode" style:family="text">
      <style:text-properties style:font-name-asian="Calibri"/>
    </style:style>
    <style:style style:name="T205" style:parent-style-name="HTMLCode" style:family="text">
      <style:text-properties style:font-name-asian="Calibri"/>
    </style:style>
    <style:style style:name="T206" style:parent-style-name="HTMLCode" style:family="text">
      <style:text-properties style:font-name-asian="Calibri"/>
    </style:style>
    <style:style style:name="P207" style:parent-style-name="Normal" style:family="paragraph">
      <style:paragraph-properties style:vertical-align="auto" fo:margin-top="0.0694in" fo:margin-bottom="0.0694in" fo:line-height="100%"/>
      <style:text-properties fo:hyphenate="true"/>
    </style:style>
    <style:style style:name="T208" style:parent-style-name="HTMLCode" style:family="text">
      <style:text-properties style:font-name-asian="Calibri"/>
    </style:style>
    <style:style style:name="T209" style:parent-style-name="HTMLCode" style:family="text">
      <style:text-properties style:font-name-asian="Calibri"/>
    </style:style>
    <style:style style:name="T210" style:parent-style-name="HTMLCode" style:family="text">
      <style:text-properties style:font-name-asian="Calibri"/>
    </style:style>
    <style:style style:name="T211" style:parent-style-name="HTMLCode" style:family="text">
      <style:text-properties style:font-name-asian="Calibri"/>
    </style:style>
    <style:style style:name="T212" style:parent-style-name="HTMLCode" style:family="text">
      <style:text-properties style:font-name-asian="Calibri"/>
    </style:style>
    <style:style style:name="T213" style:parent-style-name="Strong" style:family="text">
      <style:text-properties fo:font-weight="bold" style:font-weight-asian="bold" style:font-weight-complex="bold"/>
    </style:style>
    <style:style style:name="T214" style:parent-style-name="Strong" style:family="text">
      <style:text-properties fo:font-weight="bold" style:font-weight-asian="bold" style:font-weight-complex="bold"/>
    </style:style>
    <style:style style:name="T215" style:parent-style-name="Strong" style:family="text">
      <style:text-properties fo:font-weight="bold" style:font-weight-asian="bold" style:font-weight-complex="bold"/>
    </style:style>
    <style:style style:name="T216" style:parent-style-name="Strong" style:family="text">
      <style:text-properties fo:font-weight="bold" style:font-weight-asian="bold" style:font-weight-complex="bold"/>
    </style:style>
    <style:style style:name="T217" style:parent-style-name="Strong" style:family="text">
      <style:text-properties fo:font-weight="bold" style:font-weight-asian="bold" style:font-weight-complex="bold"/>
    </style:style>
    <style:style style:name="P218" style:parent-style-name="Normal" style:family="paragraph">
      <style:paragraph-properties style:vertical-align="auto" fo:margin-top="0.0694in" fo:margin-bottom="0.0694in" fo:line-height="100%"/>
      <style:text-properties fo:hyphenate="true"/>
    </style:style>
    <style:style style:name="T219" style:parent-style-name="HTMLCode" style:family="text">
      <style:text-properties style:font-name-asian="Calibri"/>
    </style:style>
    <style:style style:name="P220" style:parent-style-name="Normal" style:family="paragraph">
      <style:paragraph-properties style:vertical-align="auto" fo:margin-top="0.0694in" fo:margin-bottom="0.0694in" fo:line-height="100%"/>
      <style:text-properties fo:hyphenate="true"/>
    </style:style>
    <style:style style:name="T221" style:parent-style-name="HTMLCode" style:family="text">
      <style:text-properties style:font-name-asian="Calibri"/>
    </style:style>
    <style:style style:name="P222" style:parent-style-name="Normal" style:family="paragraph">
      <style:paragraph-properties style:vertical-align="auto" fo:margin-top="0.0694in" fo:margin-bottom="0.0694in" fo:line-height="100%"/>
      <style:text-properties fo:hyphenate="true"/>
    </style:style>
    <style:style style:family="graphic" style:name="a1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0">
      <style:graphic-properties draw:fill="none" draw:stroke="solid" svg:stroke-width="0.01042in" svg:stroke-color="#a0a0a0" svg:stroke-opacity="100%" draw:stroke-linejoin="miter" svg:stroke-linecap="butt"/>
    </style:style>
    <style:style style:family="graphic" style:name="a1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draw:fill="none" draw:stroke="solid" svg:stroke-width="0.01042in" svg:stroke-color="#a0a0a0" svg:stroke-opacity="100%" draw:stroke-linejoin="miter" svg:stroke-linecap="butt"/>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You are database engineer, you are working with SQL, and you must provide the database mapping shcema and ER diagram for this business problem: A car servicing company requires a<text:s/>web-based system to manage aspects of its business. There are several customers, each of whom may book a number of services (although some customers do not book any), and each individual service is booked by an individual customer. Each car is owned by one<text:s/>customer and some customers may own more than one car. Each service has one car associated with it, but over time some cars may be associated with more than one service. Each service is performed by one or more mechanics with each mechanic performing many<text:s/>services. Information to be held and manipulated include:<text:s/><text:span text:style-name="T2"></text:span><text:s/>the name, email address, phone number and id number of each customer.<text:s/><text:span text:style-name="T3"></text:span><text:s/>the registration number, make, model and date of manufacture of each car.<text:s/><text:span text:style-name="T4"></text:span><text:s/>for each service, the service id, drop-off date<text:s/>and time, and description of work required. The mileage of the car being serviced, and the date of the next service is also held.<text:s/><text:span text:style-name="T5"></text:span><text:s/>the employee id, name, phone number, time spent on each service and grade of each mechanic. </text:p>
      <text:p text:style-name="P6"/>
      <text:p text:style-name="P7">Key Entities and Relationships</text:p>
      <text:p text:style-name="P8">Entities:</text:p>
      <text:list text:style-name="LFO1" text:continue-numbering="true">
        <text:list-item>
          <text:p text:style-name="P9"><text:span text:style-name="T10">Customer</text:span><text:span text:style-name="T11">:</text:span></text:p>
          <text:list text:continue-numbering="true">
            <text:list-item>
              <text:p text:style-name="P12"><text:span text:style-name="T13">Attributes:<text:s/></text:span><text:span text:style-name="T14">CustomerID</text:span><text:span text:style-name="T15">,<text:s/></text:span><text:span text:style-name="T16">Name</text:span><text:span text:style-name="T17">,<text:s/></text:span><text:span text:style-name="T18">Email</text:span><text:span text:style-name="T19">,<text:s/></text:span><text:span text:style-name="T20">PhoneNumber</text:span></text:p>
            </text:list-item>
          </text:list>
        </text:list-item>
        <text:list-item>
          <text:p text:style-name="P21"><text:span text:style-name="T22">Car</text:span><text:span text:style-name="T23">:</text:span></text:p>
          <text:list text:continue-numbering="true">
            <text:list-item>
              <text:p text:style-name="P24"><text:span text:style-name="T25">Attributes:<text:s/></text:span><text:span text:style-name="T26">RegistrationNumber</text:span><text:span text:style-name="T27">,<text:s/></text:span><text:span text:style-name="T28">Make</text:span><text:span text:style-name="T29">,<text:s/></text:span><text:span text:style-name="T30">Model</text:span><text:span text:style-name="T31">,<text:s/></text:span><text:span text:style-name="T32">DateOfManufacture</text:span><text:span text:style-name="T33">,<text:s/></text:span><text:span text:style-name="T34">CustomerID</text:span><text:span text:style-name="T35"><text:s/>(foreign key)</text:span></text:p>
            </text:list-item>
          </text:list>
        </text:list-item>
        <text:list-item>
          <text:p text:style-name="P36"><text:span text:style-name="T37">Service</text:span><text:span text:style-name="T38">:</text:span></text:p>
          <text:list text:continue-numbering="true">
            <text:list-item>
              <text:p text:style-name="P39"><text:span text:style-name="T40">Attributes:<text:s/></text:span><text:span text:style-name="T41">ServiceID</text:span><text:span text:style-name="T42">,<text:s/></text:span><text:span text:style-name="T43">DropOffDate</text:span><text:span text:style-name="T44">,<text:s/></text:span><text:span text:style-name="T45">DropOffTime</text:span><text:span text:style-name="T46">,<text:s/></text:span><text:span text:style-name="T47">Description</text:span><text:span text:style-name="T48">,<text:s/></text:span><text:span text:style-name="T49">Mileage</text:span><text:span text:style-name="T50">,<text:s/></text:span><text:span text:style-name="T51">NextServiceDate</text:span><text:span text:style-name="T52">,<text:s/></text:span><text:span text:style-name="T53">CarRegistrationNumber</text:span><text:span text:style-name="T54"><text:s/>(foreign key)</text:span></text:p>
            </text:list-item>
          </text:list>
        </text:list-item>
        <text:list-item>
          <text:p text:style-name="P55"><text:span text:style-name="T56">Mechanic</text:span><text:span text:style-name="T57">:</text:span></text:p>
          <text:list text:continue-numbering="true">
            <text:list-item>
              <text:p text:style-name="P58"><text:span text:style-name="T59">Attributes:<text:s/></text:span><text:span text:style-name="T60">EmployeeID</text:span><text:span text:style-name="T61">,<text:s/></text:span><text:span text:style-name="T62">Name</text:span><text:span text:style-name="T63">,<text:s/></text:span><text:span text:style-name="T64">PhoneNumber</text:span><text:span text:style-name="T65">,<text:s/></text:span><text:span text:style-name="T66">Grade</text:span></text:p>
            </text:list-item>
          </text:list>
        </text:list-item>
        <text:list-item>
          <text:p text:style-name="P67"><text:span text:style-name="T68">ServiceAssignment</text:span><text:span text:style-name="T69"><text:s/>(junction table for many-to-many relationship between<text:s/></text:span><text:span text:style-name="T70">Service</text:span><text:span text:style-name="T71"><text:s/>and<text:s/></text:span><text:span text:style-name="T72">Mechanic</text:span><text:span text:style-name="T73">):</text:span></text:p>
          <text:list text:continue-numbering="true">
            <text:list-item>
              <text:p text:style-name="P74"><text:span text:style-name="T75">Attributes:<text:s/></text:span><text:span text:style-name="T76">ServiceID</text:span><text:span text:style-name="T77"><text:s/>(foreign key),<text:s/></text:span><text:span text:style-name="T78">EmployeeID</text:span><text:span text:style-name="T79"><text:s/>(</text:span><text:span text:style-name="T80">foreign key),<text:s/></text:span><text:span text:style-name="T81">TimeSpent</text:span></text:p>
            </text:list-item>
          </text:list>
        </text:list-item>
      </text:list>
      <text:p text:style-name="P82">Relationships:</text:p>
      <text:list text:style-name="LFO2" text:continue-numbering="true">
        <text:list-item>
          <text:p text:style-name="P83"><text:span text:style-name="T84">Customer-owns-Car</text:span><text:span text:style-name="T85">:</text:span></text:p>
          <text:list text:continue-numbering="true">
            <text:list-item>
              <text:p text:style-name="P86">One-to-Many (One customer can own multiple cars; each car belongs to one customer).</text:p>
            </text:list-item>
          </text:list>
        </text:list-item>
        <text:list-item>
          <text:p text:style-name="P87"><text:span text:style-name="T88">Car-is-serviced-in-Service</text:span><text:span text:style-name="T89">:</text:span></text:p>
          <text:list text:continue-numbering="true">
            <text:list-item>
              <text:p text:style-name="P90">One-to-Many (One car can be serviced multiple times; each service involves one car).</text:p>
            </text:list-item>
          </text:list>
        </text:list-item>
        <text:list-item>
          <text:p text:style-name="P91"><text:span text:style-name="T92">Service-is-performed-by-Mechanic</text:span><text:span text:style-name="T93">:</text:span></text:p>
          <text:list text:continue-numbering="true">
            <text:list-item>
              <text:p text:style-name="P94">Many-to-Many (A service may involve multiple mechanics; each mechanic can perform multiple services).</text:p>
            </text:list-item>
          </text:list>
        </text:list-item>
      </text:list>
      <text:soft-page-break/>
      <text:p text:style-name="P95"><text:span text:style-name="T96"><draw:custom-shape svg:x="0in" svg:y="0in" svg:width="43.55903in" svg:height="0.00139in" draw:id="id0" draw:style-name="a0" draw:name="Horizontal Line 1" text:anchor-type="as-char"><svg:title/><svg:desc/><draw:enhanced-geometry draw:type="non-primitive" svg:viewBox="0 0 21600 21600" draw:enhanced-path="M 0 0 L 21600 0 21600 21600 0 21600 Z N"/></draw:custom-shape></text:span></text:p>
      <text:p text:style-name="P97">Database Mapping Schema</text:p>
      <text:p text:style-name="P98">1. Customer Table</text:p>
      <text:p text:style-name="P99">sql</text:p>
      <text:p text:style-name="P100">Copy code</text:p>
      <text:p text:style-name="P101">CREATE TABLE Customer (</text:p>
      <text:p text:style-name="P102"><text:s text:c="4"/>CustomerID INT PRIMARY KEY AUTO_INCREMENT,</text:p>
      <text:p text:style-name="P103"><text:s text:c="4"/>Name VARCHAR(100) NOT NULL,</text:p>
      <text:p text:style-name="P104"><text:s text:c="4"/>Email VARCHAR(100),</text:p>
      <text:p text:style-name="P105"><text:s text:c="4"/>PhoneNumber VARCHAR(15)</text:p>
      <text:p text:style-name="P106">);</text:p>
      <text:p text:style-name="P107">2. Car Table</text:p>
      <text:p text:style-name="P108">sql</text:p>
      <text:p text:style-name="P109">Copy code</text:p>
      <text:p text:style-name="P110">CREATE TABLE Car (</text:p>
      <text:p text:style-name="P111"><text:s text:c="4"/>RegistrationNumber VARCHAR(15) PRIMARY KEY,</text:p>
      <text:p text:style-name="P112"><text:s text:c="4"/>Make VARCHAR(50),</text:p>
      <text:p text:style-name="P113"><text:s text:c="4"/>Model VARCHAR(50),</text:p>
      <text:p text:style-name="P114"><text:s text:c="4"/>DateOfManufacture<text:s/>DATE,</text:p>
      <text:p text:style-name="P115"><text:s text:c="4"/>CustomerID INT,</text:p>
      <text:p text:style-name="P116"><text:s text:c="4"/>FOREIGN KEY (CustomerID) REFERENCES Customer(CustomerID)</text:p>
      <text:p text:style-name="P117">);</text:p>
      <text:p text:style-name="P118">3. Service Table</text:p>
      <text:p text:style-name="P119">sql</text:p>
      <text:p text:style-name="P120">Copy code</text:p>
      <text:p text:style-name="P121">CREATE TABLE Service (</text:p>
      <text:p text:style-name="P122"><text:s text:c="4"/>ServiceID INT PRIMARY KEY AUTO_INCREMENT,</text:p>
      <text:p text:style-name="P123"><text:s text:c="4"/>DropOffDate DATE NOT NULL,</text:p>
      <text:p text:style-name="P124"><text:s text:c="4"/>DropOffTime TIME NOT NULL,</text:p>
      <text:p text:style-name="P125"><text:s text:c="3"/><text:s/>Description TEXT,</text:p>
      <text:p text:style-name="P126"><text:s text:c="4"/>Mileage INT,</text:p>
      <text:p text:style-name="P127"><text:s text:c="4"/>NextServiceDate DATE,</text:p>
      <text:p text:style-name="P128"><text:s text:c="4"/>CarRegistrationNumber VARCHAR(15),</text:p>
      <text:p text:style-name="P129"><text:s text:c="4"/>FOREIGN KEY (CarRegistrationNumber) REFERENCES Car(RegistrationNumber)</text:p>
      <text:p text:style-name="P130">);</text:p>
      <text:p text:style-name="P131">4. Mechanic Table</text:p>
      <text:p text:style-name="P132">sql</text:p>
      <text:p text:style-name="P133">Copy code</text:p>
      <text:p text:style-name="P134">CREATE TABLE Mechanic (</text:p>
      <text:p text:style-name="P135"><text:s text:c="4"/>EmployeeID INT<text:s/>PRIMARY KEY AUTO_INCREMENT,</text:p>
      <text:p text:style-name="P136"><text:s text:c="4"/>Name VARCHAR(100) NOT NULL,</text:p>
      <text:p text:style-name="P137"><text:s text:c="4"/>PhoneNumber VARCHAR(15),</text:p>
      <text:p text:style-name="P138"><text:s text:c="4"/>Grade VARCHAR(50)</text:p>
      <text:p text:style-name="P139">);</text:p>
      <text:p text:style-name="P140">5. ServiceAssignment Table (Junction Table)</text:p>
      <text:p text:style-name="P141">sql</text:p>
      <text:p text:style-name="P142">Copy code</text:p>
      <text:p text:style-name="P143">CREATE TABLE ServiceAssignment (</text:p>
      <text:p text:style-name="P144"><text:s text:c="4"/>ServiceID INT,</text:p>
      <text:p text:style-name="P145"><text:s text:c="4"/>EmployeeID INT,</text:p>
      <text:soft-page-break/>
      <text:p text:style-name="P146"><text:s text:c="4"/>TimeSpent DECIMAL(5, 2),</text:p>
      <text:p text:style-name="P147"><text:s text:c="4"/>PRIMARY KEY (ServiceID, EmployeeID),</text:p>
      <text:p text:style-name="P148"><text:s text:c="4"/>FOREIGN KEY (ServiceID) REFERENCES Service(ServiceID),</text:p>
      <text:p text:style-name="P149"><text:s text:c="4"/>FOREIGN KEY (EmployeeID) REFERENCES Mechanic(EmployeeID)</text:p>
      <text:p text:style-name="P150">);</text:p>
      <text:p text:style-name="P151"/>
      <text:p text:style-name="P152"><text:span text:style-name="T153">ER Diagram</text:span><text:span text:style-name="T154"><draw:custom-shape svg:x="0in" svg:y="0in" svg:width="6.42778in" svg:height="0.47153in" draw:id="id1" draw:style-name="a1" draw:name="Horizontal Line 6" text:anchor-type="as-char"><svg:title/><svg:desc/><draw:enhanced-geometry draw:type="non-primitive" svg:viewBox="0 0 21600 21600" draw:enhanced-path="M 0 0 L 21600 0 21600 21600 0 21600 Z N"/></draw:custom-shape></text:span></text:p>
      <text:p text:style-name="P155">The ER diagram includes:</text:p>
      <text:list text:style-name="LFO3" text:continue-numbering="true">
        <text:list-item>
          <text:p text:style-name="P156"><text:span text:style-name="T157">Entities</text:span><text:span text:style-name="T158">: Customer, Car, Serv</text:span><text:span text:style-name="T159">ice, Mechanic</text:span></text:p>
        </text:list-item>
        <text:list-item>
          <text:p text:style-name="P160"><text:span text:style-name="T161">Relationships</text:span><text:span text:style-name="T162">:</text:span></text:p>
          <text:list text:continue-numbering="true">
            <text:list-item>
              <text:p text:style-name="P163">Customer owns Car (1:M)</text:p>
            </text:list-item>
            <text:list-item>
              <text:p text:style-name="P164">Car is serviced in Service (1:M)</text:p>
            </text:list-item>
            <text:list-item>
              <text:p text:style-name="P165">Service is performed by Mechanic (M:N via ServiceAssignment)</text:p>
            </text:list-item>
          </text:list>
        </text:list-item>
        <text:list-item>
          <text:p text:style-name="P166"><text:span text:style-name="T167">Attributes</text:span><text:span text:style-name="T168"><text:s/>for each entity and the junction table.</text:span></text:p>
        </text:list-item>
      </text:list>
      <text:p text:style-name="P169">I’ll now create the ER diagram for better visualization.</text:p>
      <text:p text:style-name="P170"/>
      <text:p text:style-name="P171">Here is the ER diagram that visualizes the database schema for the car servicing company. It includes all entities, attributes, and their relationships as described in the schema.</text:p>
      <text:p text:style-name="Normal"/>
      <text:p text:style-name="Normal"/>
      <text:p text:style-name="Normal"/>
      <text:p text:style-name="Normal"/>
      <text:h text:style-name="Heading3" text:outline-level="3"><text:span text:style-name="T172">1. Add a New Service Booking</text:span></text:h>
      <text:p text:style-name="NormalWeb">To insert a new service into the<text:s/><text:span text:style-name="HTMLCode">Service</text:span><text:s/>table:</text:p>
      <text:p text:style-name="HTMLPreformatted">sql</text:p>
      <text:p text:style-name="HTMLPreformatted">Copy code</text:p>
      <text:p text:style-name="HTMLPreformatted"><text:span text:style-name="hljs-keyword">INSERT</text:span><text:span text:style-name="HTMLCode"><text:s/></text:span><text:span text:style-name="hljs-keyword">INTO</text:span><text:span text:style-name="HTMLCode"><text:s/>Service (DropOffDate, DropOffTime, Description, Mileage, NextServiceDate, CarRegistrationNumber)</text:span></text:p>
      <text:p text:style-name="HTMLPreformatted"><text:span text:style-name="hljs-keyword">VALUES</text:span><text:span text:style-name="HTMLCode"><text:s/>(</text:span><text:span text:style-name="hljs-string">'2024-11-25'</text:span><text:span text:style-name="HTMLCode">,<text:s/></text:span><text:span text:style-name="hljs-string">'10:00:00'</text:span><text:span text:style-name="HTMLCode">,<text:s/></text:span><text:span text:style-name="hljs-string">'Oil change and filter replacement'</text:span><text:span text:style-name="HTMLCode">,<text:s/></text:span><text:span text:style-name="hljs-number">15000</text:span><text:span text:style-name="HTMLCode">,<text:s/></text:span><text:span text:style-name="hljs-string">'2025-05-25'</text:span><text:span text:style-name="HTMLCode">,<text:s/></text:span><text:span text:style-name="hljs-string">'ABC1234'</text:span><text:span text:style-name="HTMLCode">);</text:span></text:p>
      <text:p text:style-name="Normal"><draw:custom-shape svg:x="0in" svg:y="0in" svg:width="45.51042in" svg:height="0.00139in" draw:z-index="0" draw:id="id2" draw:style-name="a2" draw:name="Horizontal Line 1" text:anchor-type="as-char"><svg:title/><svg:desc/><draw:enhanced-geometry draw:type="non-primitive" svg:viewBox="0 0 21600 21600" draw:enhanced-path="M 0 0 L 21600 0 21600 21600 0 21600 Z N"/></draw:custom-shape></text:p>
      <text:h text:style-name="Heading3" text:outline-level="3"><text:span text:style-name="T173">2. Get Mechanics' Names and Their Availability for a New Service</text:span></text:h>
      <text:p text:style-name="NormalWeb">Assuming mechanics are unavailable if they are assigned to services at a specific time:</text:p>
      <text:p text:style-name="HTMLPreformatted">sql</text:p>
      <text:p text:style-name="HTMLPreformatted">Copy code</text:p>
      <text:p text:style-name="HTMLPreformatted"><text:span text:style-name="hljs-keyword">SELECT</text:span><text:span text:style-name="HTMLCode"><text:s/>M.EmployeeID, M.Name</text:span></text:p>
      <text:p text:style-name="HTMLPreformatted"><text:span text:style-name="hljs-keyword">FROM</text:span><text:span text:style-name="HTMLCode"><text:s/>Mechanic M</text:span></text:p>
      <text:soft-page-break/>
      <text:p text:style-name="HTMLPreformatted"><text:span text:style-name="hljs-keyword">LEFT</text:span><text:span text:style-name="HTMLCode"><text:s/></text:span><text:span text:style-name="hljs-keyword">JOIN</text:span><text:span text:style-name="HTMLCode"><text:s/>ServiceAssignment SA<text:s/></text:span><text:span text:style-name="hljs-keyword">ON</text:span><text:span text:style-name="HTMLCode"><text:s/>M.EmployeeID<text:s/></text:span><text:span text:style-name="hljs-operator">=</text:span><text:span text:style-name="HTMLCode"><text:s/>SA.EmployeeID</text:span></text:p>
      <text:p text:style-name="HTMLPreformatted"><text:span text:style-name="hljs-keyword">LEFT</text:span><text:span text:style-name="HTMLCode"><text:s/></text:span><text:span text:style-name="hljs-keyword">JOIN</text:span><text:span text:style-name="HTMLCode"><text:s/>Service S<text:s/></text:span><text:span text:style-name="hljs-keyword">ON</text:span><text:span text:style-name="HTMLCode"><text:s/>SA.ServiceID<text:s/></text:span><text:span text:style-name="hljs-operator">=</text:span><text:span text:style-name="HTMLCode"><text:s/>S.ServiceID</text:span></text:p>
      <text:p text:style-name="HTMLPreformatted"><text:span text:style-name="hljs-keyword">WHERE</text:span><text:span text:style-name="HTMLCode"><text:s/>S.DropOffDate<text:s/></text:span><text:span text:style-name="hljs-operator">!=</text:span><text:span text:style-name="HTMLCode"><text:s/></text:span><text:span text:style-name="hljs-string">'2024-11-25'</text:span><text:span text:style-name="HTMLCode"><text:s/></text:span><text:span text:style-name="hljs-keyword">OR</text:span><text:span text:style-name="HTMLCode"><text:s/>S.DropOffTime<text:s/></text:span><text:span text:style-name="hljs-keyword">NOT</text:span><text:span text:style-name="HTMLCode"><text:s/></text:span><text:span text:style-name="hljs-keyword">BETWEEN</text:span><text:span text:style-name="HTMLCode"><text:s/></text:span><text:span text:style-name="hljs-string">'10:00:00'</text:span><text:span text:style-name="HTMLCode"><text:s/></text:span><text:span text:style-name="hljs-keyword">AND</text:span><text:span text:style-name="HTMLCode"><text:s/></text:span><text:span text:style-name="hljs-string">'12:00:00'</text:span></text:p>
      <text:p text:style-name="HTMLPreformatted"><text:span text:style-name="HTMLCode"><text:s text:c="3"/></text:span><text:span text:style-name="hljs-keyword">OR</text:span><text:span text:style-name="HTMLCode"><text:s/>S.ServiceID<text:s/></text:span><text:span text:style-name="hljs-keyword">IS</text:span><text:span text:style-name="HTMLCode"><text:s/></text:span><text:span text:style-name="hljs-keyword">NULL</text:span><text:span text:style-name="HTMLCode">;</text:span></text:p>
      <text:p text:style-name="NormalWeb">This query lists all mechanics who are not scheduled for a service during the specified time slot.</text:p>
      <text:p text:style-name="Normal"><draw:custom-shape svg:x="0in" svg:y="0in" svg:width="45.51042in" svg:height="0.00139in" draw:z-index="0" draw:id="id3" draw:style-name="a3" draw:name="Horizontal Line 2" text:anchor-type="as-char"><svg:title/><svg:desc/><draw:enhanced-geometry draw:type="non-primitive" svg:viewBox="0 0 21600 21600" draw:enhanced-path="M 0 0 L 21600 0 21600 21600 0 21600 Z N"/></draw:custom-shape></text:p>
      <text:h text:style-name="Heading3" text:outline-level="3"><text:span text:style-name="T174">3. Calculate Total Servicing Time Per Mechanic Over a Period</text:span></text:h>
      <text:p text:style-name="HTMLPreformatted">sql</text:p>
      <text:p text:style-name="HTMLPreformatted">Copy code</text:p>
      <text:p text:style-name="HTMLPreformatted"><text:span text:style-name="hljs-keyword">SELECT</text:span><text:span text:style-name="HTMLCode"><text:s/>M.EmployeeID, M.Name,<text:s/></text:span><text:span text:style-name="hljs-built_in">SUM</text:span><text:span text:style-name="HTMLCode">(SA.TimeSpent)<text:s/></text:span><text:span text:style-name="hljs-keyword">AS</text:span><text:span text:style-name="HTMLCode"><text:s/>TotalServiceTime</text:span></text:p>
      <text:p text:style-name="HTMLPreformatted"><text:span text:style-name="hljs-keyword">FROM</text:span><text:span text:style-name="HTMLCode"><text:s/>Mechanic M</text:span></text:p>
      <text:p text:style-name="HTMLPreformatted"><text:span text:style-name="hljs-keyword">JOIN</text:span><text:span text:style-name="HTMLCode"><text:s/>ServiceAssignment SA<text:s/></text:span><text:span text:style-name="hljs-keyword">ON</text:span><text:span text:style-name="HTMLCode"><text:s/>M.EmployeeID<text:s/></text:span><text:span text:style-name="hljs-operator">=</text:span><text:span text:style-name="HTMLCode"><text:s/>SA.EmployeeID</text:span></text:p>
      <text:p text:style-name="HTMLPreformatted"><text:span text:style-name="hljs-keyword">JOIN</text:span><text:span text:style-name="HTMLCode"><text:s/>Service S<text:s/></text:span><text:span text:style-name="hljs-keyword">ON</text:span><text:span text:style-name="HTMLCode"><text:s/>SA.ServiceID<text:s/></text:span><text:span text:style-name="hljs-operator">=</text:span><text:span text:style-name="HTMLCode"><text:s/>S.ServiceID</text:span></text:p>
      <text:p text:style-name="HTMLPreformatted"><text:span text:style-name="hljs-keyword">WHERE</text:span><text:span text:style-name="HTMLCode"><text:s/>S.DropOffDate<text:s/></text:span><text:span text:style-name="hljs-keyword">BETWEEN</text:span><text:span text:style-name="HTMLCode"><text:s/></text:span><text:span text:style-name="hljs-string">'2024-01-01'</text:span><text:span text:style-name="HTMLCode"><text:s/></text:span><text:span text:style-name="hljs-keyword">AND</text:span><text:span text:style-name="HTMLCode"><text:s/></text:span><text:span text:style-name="hljs-string">'2024-11-30'</text:span></text:p>
      <text:p text:style-name="HTMLPreformatted"><text:span text:style-name="hljs-keyword">GROUP</text:span><text:span text:style-name="HTMLCode"><text:s/></text:span><text:span text:style-name="hljs-keyword">BY</text:span><text:span text:style-name="HTMLCode"><text:s/>M.EmployeeID, M.Name;</text:span></text:p>
      <text:p text:style-name="NormalWeb">This query calculates the total time each mechanic spent on services within the specified date range.</text:p>
      <text:p text:style-name="Normal"><draw:custom-shape svg:x="0in" svg:y="0in" svg:width="45.51042in" svg:height="0.00139in" draw:z-index="0" draw:id="id4" draw:style-name="a4" draw:name="Horizontal Line 3" text:anchor-type="as-char"><svg:title/><svg:desc/><draw:enhanced-geometry draw:type="non-primitive" svg:viewBox="0 0 21600 21600" draw:enhanced-path="M 0 0 L 21600 0 21600 21600 0 21600 Z N"/></draw:custom-shape></text:p>
      <text:h text:style-name="Heading3" text:outline-level="3"><text:span text:style-name="T175">4. List Customer Details and Cars with Upcoming Service Dates</text:span></text:h>
      <text:p text:style-name="HTMLPreformatted">sql</text:p>
      <text:p text:style-name="HTMLPreformatted">Copy code</text:p>
      <text:p text:style-name="HTMLPreformatted"><text:span text:style-name="hljs-keyword">SELECT</text:span><text:span text:style-name="HTMLCode"><text:s/>C.CustomerID, C.Name, C.Email, C.PhoneNumber,<text:s/></text:span></text:p>
      <text:p text:style-name="HTMLPreformatted"><text:span text:style-name="HTMLCode"><text:s text:c="7"/>Car.RegistrationNumber, Car.Make, Car.Model,<text:s/></text:span></text:p>
      <text:p text:style-name="HTMLPreformatted"><text:span text:style-name="HTMLCode"><text:s text:c="7"/>S.NextServiceDate</text:span></text:p>
      <text:p text:style-name="HTMLPreformatted"><text:span text:style-name="hljs-keyword">FROM</text:span><text:span text:style-name="HTMLCode"><text:s/>Customer C</text:span></text:p>
      <text:p text:style-name="HTMLPreformatted"><text:span text:style-name="hljs-keyword">JOIN</text:span><text:span text:style-name="HTMLCode"><text:s/>Car<text:s/></text:span><text:span text:style-name="hljs-keyword">ON</text:span><text:span text:style-name="HTMLCode"><text:s/>C.CustomerID<text:s/></text:span><text:span text:style-name="hljs-operator">=</text:span><text:span text:style-name="HTMLCode"><text:s/>Car.CustomerID</text:span></text:p>
      <text:p text:style-name="HTMLPreformatted"><text:span text:style-name="hljs-keyword">JOIN</text:span><text:span text:style-name="HTMLCode"><text:s/>Service S<text:s/></text:span><text:span text:style-name="hljs-keyword">ON</text:span><text:span text:style-name="HTMLCode"><text:s/>Car.RegistrationNumber<text:s/></text:span><text:span text:style-name="hljs-operator">=</text:span><text:span text:style-name="HTMLCode"><text:s/>S.CarRegistrationNumber</text:span></text:p>
      <text:p text:style-name="HTMLPreformatted"><text:span text:style-name="hljs-keyword">WHERE</text:span><text:span text:style-name="HTMLCode"><text:s/>S.NextServiceDate<text:s/></text:span><text:span text:style-name="hljs-keyword">BETWEEN</text:span><text:span text:style-name="HTMLCode"><text:s/>CURDATE()<text:s/></text:span><text:span text:style-name="hljs-keyword">AND</text:span><text:span text:style-name="HTMLCode"><text:s/>DATE_ADD(CURDATE(),<text:s/></text:span><text:span text:style-name="hljs-type">INTERVAL</text:span><text:span text:style-name="HTMLCode"><text:s/></text:span><text:span text:style-name="hljs-number">1</text:span><text:span text:style-name="HTMLCode"><text:s/></text:span><text:span text:style-name="hljs-keyword">MONTH</text:span><text:span text:style-name="HTMLCode">);</text:span></text:p>
      <text:p text:style-name="NormalWeb">This query lists customers and their cars that have services scheduled within the next month.</text:p>
      <text:p text:style-name="Normal"><draw:custom-shape svg:x="0in" svg:y="0in" svg:width="45.51042in" svg:height="0.00139in" draw:z-index="0" draw:id="id5" draw:style-name="a5" draw:name="Horizontal Line 4" text:anchor-type="as-char"><svg:title/><svg:desc/><draw:enhanced-geometry draw:type="non-primitive" svg:viewBox="0 0 21600 21600" draw:enhanced-path="M 0 0 L 21600 0 21600 21600 0 21600 Z N"/></draw:custom-shape></text:p>
      <text:h text:style-name="Heading3" text:outline-level="3"><text:span text:style-name="T176">5. Handle Temporary Unavailability of Mechanics</text:span></text:h>
      <text:p text:style-name="NormalWeb">To mark a mechanic as temporarily unavailable, you can add a status field in the<text:s/><text:span text:style-name="HTMLCode">Mechanic</text:span><text:s/>table and then query based on this status:</text:p>
      <text:p text:style-name="NormalWeb"><text:span text:style-name="Strong">Alter Table:</text:span></text:p>
      <text:p text:style-name="HTMLPreformatted">sql</text:p>
      <text:p text:style-name="HTMLPreformatted">Copy code</text:p>
      <text:p text:style-name="HTMLPreformatted"><text:span text:style-name="hljs-keyword">ALTER</text:span><text:span text:style-name="HTMLCode"><text:s/></text:span><text:span text:style-name="hljs-keyword">TABLE</text:span><text:span text:style-name="HTMLCode"><text:s/>Mechanic<text:s/></text:span><text:span text:style-name="hljs-keyword">ADD</text:span><text:span text:style-name="HTMLCode"><text:s/></text:span><text:span text:style-name="hljs-keyword">COLUMN</text:span><text:span text:style-name="HTMLCode"><text:s/>Status<text:s/></text:span><text:span text:style-name="hljs-type">VARCHAR</text:span><text:span text:style-name="HTMLCode">(</text:span><text:span text:style-name="hljs-number">20</text:span><text:span text:style-name="HTMLCode">)<text:s/></text:span><text:span text:style-name="hljs-keyword">DEFAULT</text:span><text:span text:style-name="HTMLCode"><text:s/></text:span><text:span text:style-name="hljs-string">'Available'</text:span><text:span text:style-name="HTMLCode">;</text:span></text:p>
      <text:p text:style-name="NormalWeb"><text:span text:style-name="Strong">Update Mechanic Status:</text:span></text:p>
      <text:p text:style-name="HTMLPreformatted">sql</text:p>
      <text:p text:style-name="HTMLPreformatted">Copy code</text:p>
      <text:p text:style-name="HTMLPreformatted"><text:span text:style-name="hljs-keyword">UPDATE</text:span><text:span text:style-name="HTMLCode"><text:s/>Mechanic</text:span></text:p>
      <text:p text:style-name="HTMLPreformatted"><text:span text:style-name="hljs-keyword">SET</text:span><text:span text:style-name="HTMLCode"><text:s/>Status<text:s/></text:span><text:span text:style-name="hljs-operator">=</text:span><text:span text:style-name="HTMLCode"><text:s/></text:span><text:span text:style-name="hljs-string">'Unavailable'</text:span></text:p>
      <text:p text:style-name="HTMLPreformatted"><text:span text:style-name="hljs-keyword">WHERE</text:span><text:span text:style-name="HTMLCode"><text:s/>EmployeeID<text:s/></text:span><text:span text:style-name="hljs-operator">=</text:span><text:span text:style-name="HTMLCode"><text:s/></text:span><text:span text:style-name="hljs-number">3</text:span><text:span text:style-name="HTMLCode">;<text:s/></text:span><text:span text:style-name="hljs-comment">-- Example EmployeeID</text:span></text:p>
      <text:soft-page-break/>
      <text:p text:style-name="NormalWeb"><text:span text:style-name="Strong">Retrieve Only Available Mechanics:</text:span></text:p>
      <text:p text:style-name="HTMLPreformatted">sql</text:p>
      <text:p text:style-name="HTMLPreformatted">Copy code</text:p>
      <text:p text:style-name="HTMLPreformatted"><text:span text:style-name="hljs-keyword">SELECT</text:span><text:span text:style-name="HTMLCode"><text:s/>EmployeeID, Name</text:span></text:p>
      <text:p text:style-name="HTMLPreformatted"><text:span text:style-name="hljs-keyword">FROM</text:span><text:span text:style-name="HTMLCode"><text:s/>Mechanic</text:span></text:p>
      <text:p text:style-name="HTMLPreformatted"><text:span text:style-name="hljs-keyword">WHERE</text:span><text:span text:style-name="HTMLCode"><text:s/>Status<text:s/></text:span><text:span text:style-name="hljs-operator">=</text:span><text:span text:style-name="HTMLCode"><text:s/></text:span><text:span text:style-name="hljs-string">'Available'</text:span><text:span text:style-name="HTMLCode">;</text:span></text:p>
      <text:p text:style-name="NormalWeb">This setup allows easy handling of availability without removing the mechanic from the system.</text:p>
      <text:p text:style-name="Normal"><draw:custom-shape svg:x="0in" svg:y="0in" svg:width="45.51042in" svg:height="0.00139in" draw:z-index="0" draw:id="id6" draw:style-name="a6" draw:name="Horizontal Line 5" text:anchor-type="as-char"><svg:title/><svg:desc/><draw:enhanced-geometry draw:type="non-primitive" svg:viewBox="0 0 21600 21600" draw:enhanced-path="M 0 0 L 21600 0 21600 21600 0 21600 Z N"/></draw:custom-shape></text:p>
      <text:p text:style-name="NormalWeb">These queries cover the required business processes, ensuring efficient management of the car servicing company's operations.</text:p>
      <text:p text:style-name="Normal"/>
      <text:p text:style-name="Normal"/>
      <text:p text:style-name="Normal"/>
      <text:p text:style-name="Normal"/>
      <text:p text:style-name="NormalWeb">Here’s a detailed approach to implementing the updated business processes as SQL queries:</text:p>
      <text:p text:style-name="Normal"><draw:custom-shape svg:x="0in" svg:y="0in" svg:width="45.51042in" svg:height="0.00139in" draw:z-index="0" draw:id="id7" draw:style-name="a7" draw:name="Horizontal Line 11" text:anchor-type="as-char"><svg:title/><svg:desc/><draw:enhanced-geometry draw:type="non-primitive" svg:viewBox="0 0 21600 21600" draw:enhanced-path="M 0 0 L 21600 0 21600 21600 0 21600 Z N"/></draw:custom-shape></text:p>
      <text:h text:style-name="Heading3" text:outline-level="3"><text:span text:style-name="T177">1. Add Details of a New Service Booking</text:span></text:h>
      <text:p text:style-name="NormalWeb">This query will insert a new service record without assigning any mechanics yet:</text:p>
      <text:p text:style-name="HTMLPreformatted">sql</text:p>
      <text:p text:style-name="HTMLPreformatted">Copy code</text:p>
      <text:p text:style-name="HTMLPreformatted"><text:span text:style-name="hljs-keyword">INSERT</text:span><text:span text:style-name="HTMLCode"><text:s/></text:span><text:span text:style-name="hljs-keyword">INTO</text:span><text:span text:style-name="HTMLCode"><text:s/>Service (DropOffDate, DropOffTime, Description, Mileage, NextServiceDate, CarRegistrationNumber)</text:span></text:p>
      <text:p text:style-name="HTMLPreformatted"><text:span text:style-name="hljs-keyword">VALUES</text:span><text:span text:style-name="HTMLCode"><text:s/>(</text:span><text:span text:style-name="hljs-string">'2024-11-25'</text:span><text:span text:style-name="HTMLCode">,<text:s/></text:span><text:span text:style-name="hljs-string">'09:00:00'</text:span><text:span text:style-name="HTMLCode">,<text:s/></text:span><text:span text:style-name="hljs-string">'Brake check and pad replacement'</text:span><text:span text:style-name="HTMLCode">,<text:s/></text:span><text:span text:style-name="hljs-number">18000</text:span><text:span text:style-name="HTMLCode">,<text:s/></text:span><text:span text:style-name="hljs-string">'2025-05-25'</text:span><text:span text:style-name="HTMLCode">,<text:s/></text:span><text:span text:style-name="hljs-string">'DEF5678'</text:span><text:span text:style-name="HTMLCode">);</text:span></text:p>
      <text:p text:style-name="Normal"><draw:custom-shape svg:x="0in" svg:y="0in" svg:width="45.51042in" svg:height="0.00139in" draw:z-index="0" draw:id="id8" draw:style-name="a8" draw:name="Horizontal Line 12" text:anchor-type="as-char"><svg:title/><svg:desc/><draw:enhanced-geometry draw:type="non-primitive" svg:viewBox="0 0 21600 21600" draw:enhanced-path="M 0 0 L 21600 0 21600 21600 0 21600 Z N"/></draw:custom-shape></text:p>
      <text:h text:style-name="Heading3" text:outline-level="3"><text:span text:style-name="T178">2. Get Mechanics Who Previously Worked on the Car and Their Job Counts on the Drop-Off Date</text:span></text:h>
      <text:p text:style-name="NormalWeb">To list mechanics who have previously worked on services for a specific car and their job counts on a new service's drop-off day:</text:p>
      <text:p text:style-name="HTMLPreformatted">sql</text:p>
      <text:p text:style-name="HTMLPreformatted">Copy code</text:p>
      <text:p text:style-name="HTMLPreformatted"><text:span text:style-name="hljs-keyword">SELECT</text:span><text:span text:style-name="HTMLCode"><text:s/>M.Name,<text:s/></text:span><text:span text:style-name="hljs-built_in">COUNT</text:span><text:span text:style-name="HTMLCode">(SA.ServiceID)<text:s/></text:span><text:span text:style-name="hljs-keyword">AS</text:span><text:span text:style-name="HTMLCode"><text:s/>JobsOnDropOffDay</text:span></text:p>
      <text:p text:style-name="HTMLPreformatted"><text:span text:style-name="hljs-keyword">FROM</text:span><text:span text:style-name="HTMLCode"><text:s/>Mechanic M</text:span></text:p>
      <text:p text:style-name="HTMLPreformatted"><text:span text:style-name="hljs-keyword">JOIN</text:span><text:span text:style-name="HTMLCode"><text:s/>ServiceAssignment SA<text:s/></text:span><text:span text:style-name="hljs-keyword">ON</text:span><text:span text:style-name="HTMLCode"><text:s/>M.EmployeeID<text:s/></text:span><text:span text:style-name="hljs-operator">=</text:span><text:span text:style-name="HTMLCode"><text:s/>SA.EmployeeID</text:span></text:p>
      <text:p text:style-name="HTMLPreformatted"><text:span text:style-name="hljs-keyword">JOIN</text:span><text:span text:style-name="HTMLCode"><text:s/>Service S<text:s/></text:span><text:span text:style-name="hljs-keyword">ON</text:span><text:span text:style-name="HTMLCode"><text:s/>SA.ServiceID<text:s/></text:span><text:span text:style-name="hljs-operator">=</text:span><text:span text:style-name="HTMLCode"><text:s/>S.ServiceID</text:span></text:p>
      <text:p text:style-name="HTMLPreformatted"><text:span text:style-name="hljs-keyword">WHERE</text:span><text:span text:style-name="HTMLCode"><text:s/>S.CarRegistrationNumber<text:s/></text:span><text:span text:style-name="hljs-operator">=</text:span><text:span text:style-name="HTMLCode"><text:s/></text:span><text:span text:style-name="hljs-string">'DEF5678'</text:span></text:p>
      <text:p text:style-name="HTMLPreformatted"><text:span text:style-name="HTMLCode"><text:s text:c="2"/></text:span><text:span text:style-name="hljs-keyword">AND</text:span><text:span text:style-name="HTMLCode"><text:s/>S.DropOffDate<text:s/></text:span><text:span text:style-name="hljs-operator">=</text:span><text:span text:style-name="HTMLCode"><text:s/></text:span><text:span text:style-name="hljs-string">'2024-11-25'</text:span></text:p>
      <text:p text:style-name="HTMLPreformatted"><text:span text:style-name="hljs-keyword">GROUP</text:span><text:span text:style-name="HTMLCode"><text:s/></text:span><text:span text:style-name="hljs-keyword">BY</text:span><text:span text:style-name="HTMLCode"><text:s/>M.Name</text:span></text:p>
      <text:p text:style-name="HTMLPreformatted"><text:span text:style-name="hljs-keyword">HAVING</text:span><text:span text:style-name="HTMLCode"><text:s/></text:span><text:span text:style-name="hljs-built_in">COUNT</text:span><text:span text:style-name="HTMLCode">(SA.ServiceID)<text:s/></text:span><text:span text:style-name="hljs-operator">&gt;</text:span><text:span text:style-name="HTMLCode"><text:s/></text:span><text:span text:style-name="hljs-number">0</text:span><text:span text:style-name="HTMLCode">;</text:span></text:p>
      <text:p text:style-name="NormalWeb">This will return mechanics who have worked on the car<text:s/><text:span text:style-name="HTMLCode">DEF5678</text:span><text:s/>before and are involved in other jobs on the specified drop-off date (<text:span text:style-name="HTMLCode">2024-11-25</text:span>).</text:p>
      <text:p text:style-name="Normal"><draw:custom-shape svg:x="0in" svg:y="0in" svg:width="45.51042in" svg:height="0.00139in" draw:z-index="0" draw:id="id9" draw:style-name="a9" draw:name="Horizontal Line 13" text:anchor-type="as-char"><svg:title/><svg:desc/><draw:enhanced-geometry draw:type="non-primitive" svg:viewBox="0 0 21600 21600" draw:enhanced-path="M 0 0 L 21600 0 21600 21600 0 21600 Z N"/></draw:custom-shape></text:p>
      <text:soft-page-break/>
      <text:h text:style-name="Heading3" text:outline-level="3"><text:span text:style-name="T179">3. Total Time Spent Servicing Cars per Mechanic Over a 24-Hour Period</text:span></text:h>
      <text:p text:style-name="NormalWeb">To calculate the total servicing time per mechanic for a specified time range:</text:p>
      <text:p text:style-name="HTMLPreformatted">sql</text:p>
      <text:p text:style-name="HTMLPreformatted">Copy code</text:p>
      <text:p text:style-name="HTMLPreformatted"><text:span text:style-name="hljs-keyword">SELECT</text:span><text:span text:style-name="HTMLCode"><text:s/>M.Name,<text:s/></text:span><text:span text:style-name="hljs-built_in">SUM</text:span><text:span text:style-name="HTMLCode">(SA.TimeSpent)<text:s/></text:span><text:span text:style-name="hljs-keyword">AS</text:span><text:span text:style-name="HTMLCode"><text:s/>TotalTimeSpent</text:span></text:p>
      <text:p text:style-name="HTMLPreformatted"><text:span text:style-name="hljs-keyword">FROM</text:span><text:span text:style-name="HTMLCode"><text:s/>Mechanic M</text:span></text:p>
      <text:p text:style-name="HTMLPreformatted"><text:span text:style-name="hljs-keyword">JOIN</text:span><text:span text:style-name="HTMLCode"><text:s/>ServiceAssignment SA<text:s/></text:span><text:span text:style-name="hljs-keyword">ON</text:span><text:span text:style-name="HTMLCode"><text:s/>M.EmployeeID<text:s/></text:span><text:span text:style-name="hljs-operator">=</text:span><text:span text:style-name="HTMLCode"><text:s/>SA.EmployeeID</text:span></text:p>
      <text:p text:style-name="HTMLPreformatted"><text:span text:style-name="hljs-keyword">JOIN</text:span><text:span text:style-name="HTMLCode"><text:s/>Service S<text:s/></text:span><text:span text:style-name="hljs-keyword">ON</text:span><text:span text:style-name="HTMLCode"><text:s/>SA.ServiceID<text:s/></text:span><text:span text:style-name="hljs-operator">=</text:span><text:span text:style-name="HTMLCode"><text:s/>S.ServiceID</text:span></text:p>
      <text:p text:style-name="HTMLPreformatted"><text:span text:style-name="hljs-keyword">WHERE</text:span><text:span text:style-name="HTMLCode"><text:s/>S.DropOffDate<text:s/></text:span><text:span text:style-name="hljs-keyword">BETWEEN</text:span><text:span text:style-name="HTMLCode"><text:s/></text:span><text:span text:style-name="hljs-string">'2024-11-01'</text:span><text:span text:style-name="HTMLCode"><text:s/></text:span><text:span text:style-name="hljs-keyword">AND</text:span><text:span text:style-name="HTMLCode"><text:s/></text:span><text:span text:style-name="hljs-string">'2024-11-02'</text:span></text:p>
      <text:p text:style-name="HTMLPreformatted"><text:span text:style-name="hljs-keyword">GROUP</text:span><text:span text:style-name="HTMLCode"><text:s/></text:span><text:span text:style-name="hljs-keyword">BY</text:span><text:span text:style-name="HTMLCode"><text:s/>M.Name;</text:span></text:p>
      <text:p text:style-name="NormalWeb">This query sums the total time spent for each mechanic on services completed within the specified date range.</text:p>
      <text:p text:style-name="Normal"><draw:custom-shape svg:x="0in" svg:y="0in" svg:width="45.51042in" svg:height="0.00139in" draw:z-index="0" draw:id="id10" draw:style-name="a10" draw:name="Horizontal Line 14" text:anchor-type="as-char"><svg:title/><svg:desc/><draw:enhanced-geometry draw:type="non-primitive" svg:viewBox="0 0 21600 21600" draw:enhanced-path="M 0 0 L 21600 0 21600 21600 0 21600 Z N"/></draw:custom-shape></text:p>
      <text:h text:style-name="Heading3" text:outline-level="3"><text:span text:style-name="T180">4. List Customers with Cars Having Upcoming Services</text:span></text:h>
      <text:p text:style-name="NormalWeb">To retrieve customer details for cars with next service dates within a specified range:</text:p>
      <text:p text:style-name="HTMLPreformatted">sql</text:p>
      <text:p text:style-name="HTMLPreformatted">Copy code</text:p>
      <text:p text:style-name="HTMLPreformatted"><text:span text:style-name="hljs-keyword">SELECT</text:span><text:span text:style-name="HTMLCode"><text:s/>C.Name<text:s/></text:span><text:span text:style-name="hljs-keyword">AS</text:span><text:span text:style-name="HTMLCode"><text:s/>CustomerName, C.Email, Car.Make, Car.RegistrationNumber, S.NextServiceDate</text:span></text:p>
      <text:p text:style-name="HTMLPreformatted"><text:span text:style-name="hljs-keyword">FROM</text:span><text:span text:style-name="HTMLCode"><text:s/>Customer C</text:span></text:p>
      <text:p text:style-name="HTMLPreformatted"><text:span text:style-name="hljs-keyword">JOIN</text:span><text:span text:style-name="HTMLCode"><text:s/>Car<text:s/></text:span><text:span text:style-name="hljs-keyword">ON</text:span><text:span text:style-name="HTMLCode"><text:s/>C.CustomerID<text:s/></text:span><text:span text:style-name="hljs-operator">=</text:span><text:span text:style-name="HTMLCode"><text:s/>Car.CustomerID</text:span></text:p>
      <text:p text:style-name="HTMLPreformatted"><text:span text:style-name="hljs-keyword">JOIN</text:span><text:span text:style-name="HTMLCode"><text:s/>Service S<text:s/></text:span><text:span text:style-name="hljs-keyword">ON</text:span><text:span text:style-name="HTMLCode"><text:s/>Car.RegistrationNumber<text:s/></text:span><text:span text:style-name="hljs-operator">=</text:span><text:span text:style-name="HTMLCode"><text:s/>S.CarRegistrationNumber</text:span></text:p>
      <text:p text:style-name="HTMLPreformatted"><text:span text:style-name="hljs-keyword">WHERE</text:span><text:span text:style-name="HTMLCode"><text:s/>S.NextServiceDate<text:s/></text:span><text:span text:style-name="hljs-keyword">BETWEEN</text:span><text:span text:style-name="HTMLCode"><text:s/></text:span><text:span text:style-name="hljs-string">'2024-12-01'</text:span><text:span text:style-name="HTMLCode"><text:s/></text:span><text:span text:style-name="hljs-keyword">AND</text:span><text:span text:style-name="HTMLCode"><text:s/></text:span><text:span text:style-name="hljs-string">'2024-12-31'</text:span><text:span text:style-name="HTMLCode">;</text:span></text:p>
      <text:p text:style-name="NormalWeb">This query lists customers along with their car details and next service dates that fall within the given date range.</text:p>
      <text:p text:style-name="Normal"><draw:custom-shape svg:x="0in" svg:y="0in" svg:width="45.51042in" svg:height="0.00139in" draw:z-index="0" draw:id="id11" draw:style-name="a11" draw:name="Horizontal Line 15" text:anchor-type="as-char"><svg:title/><svg:desc/><draw:enhanced-geometry draw:type="non-primitive" svg:viewBox="0 0 21600 21600" draw:enhanced-path="M 0 0 L 21600 0 21600 21600 0 21600 Z N"/></draw:custom-shape></text:p>
      <text:h text:style-name="Heading3" text:outline-level="3"><text:span text:style-name="T181">5. Make a Mechanic Temporarily Unavailable and List Services They Are Assigned To</text:span></text:h>
      <text:p text:style-name="NormalWeb">First, update the mechanic’s status to unavailable:</text:p>
      <text:p text:style-name="HTMLPreformatted">sql</text:p>
      <text:p text:style-name="HTMLPreformatted">Copy code</text:p>
      <text:p text:style-name="HTMLPreformatted"><text:span text:style-name="hljs-keyword">UPDATE</text:span><text:span text:style-name="HTMLCode"><text:s/>Mechanic</text:span></text:p>
      <text:p text:style-name="HTMLPreformatted"><text:span text:style-name="hljs-keyword">SET</text:span><text:span text:style-name="HTMLCode"><text:s/>Status<text:s/></text:span><text:span text:style-name="hljs-operator">=</text:span><text:span text:style-name="HTMLCode"><text:s/></text:span><text:span text:style-name="hljs-string">'Unavailable'</text:span></text:p>
      <text:p text:style-name="HTMLPreformatted"><text:span text:style-name="hljs-keyword">WHERE</text:span><text:span text:style-name="HTMLCode"><text:s/>EmployeeID<text:s/></text:span><text:span text:style-name="hljs-operator">=</text:span><text:span text:style-name="HTMLCode"><text:s/></text:span><text:span text:style-name="hljs-number">4</text:span><text:span text:style-name="HTMLCode">;<text:s/></text:span><text:span text:style-name="hljs-comment">-- Example EmployeeID</text:span></text:p>
      <text:p text:style-name="NormalWeb">Then, retrieve any services assigned to the unavailable mechanic during the specified period:</text:p>
      <text:p text:style-name="HTMLPreformatted">sql</text:p>
      <text:p text:style-name="HTMLPreformatted">Copy code</text:p>
      <text:p text:style-name="HTMLPreformatted"><text:span text:style-name="hljs-keyword">SELECT</text:span><text:span text:style-name="HTMLCode"><text:s/>S.ServiceID, S.DropOffDate, S.DropOffTime, S.Description, Car.RegistrationNumber</text:span></text:p>
      <text:p text:style-name="HTMLPreformatted"><text:span text:style-name="hljs-keyword">FROM</text:span><text:span text:style-name="HTMLCode"><text:s/>Service S</text:span></text:p>
      <text:p text:style-name="HTMLPreformatted"><text:span text:style-name="hljs-keyword">JOIN</text:span><text:span text:style-name="HTMLCode"><text:s/>ServiceAssignment SA<text:s/></text:span><text:span text:style-name="hljs-keyword">ON</text:span><text:span text:style-name="HTMLCode"><text:s/>S.ServiceID<text:s/></text:span><text:span text:style-name="hljs-operator">=</text:span><text:span text:style-name="HTMLCode"><text:s/>SA.ServiceID</text:span></text:p>
      <text:p text:style-name="HTMLPreformatted"><text:span text:style-name="hljs-keyword">JOIN</text:span><text:span text:style-name="HTMLCode"><text:s/>Mechanic M<text:s/></text:span><text:span text:style-name="hljs-keyword">ON</text:span><text:span text:style-name="HTMLCode"><text:s/>SA.EmployeeID<text:s/></text:span><text:span text:style-name="hljs-operator">=</text:span><text:span text:style-name="HTMLCode"><text:s/>M.EmployeeID</text:span></text:p>
      <text:p text:style-name="HTMLPreformatted"><text:span text:style-name="hljs-keyword">WHERE</text:span><text:span text:style-name="HTMLCode"><text:s/>M.Status<text:s/></text:span><text:span text:style-name="hljs-operator">=</text:span><text:span text:style-name="HTMLCode"><text:s/></text:span><text:span text:style-name="hljs-string">'Unavailable'</text:span></text:p>
      <text:p text:style-name="HTMLPreformatted"><text:span text:style-name="HTMLCode"><text:s text:c="2"/></text:span><text:span text:style-name="hljs-keyword">AND</text:span><text:span text:style-name="HTMLCode"><text:s/>S.DropOffDate<text:s/></text:span><text:span text:style-name="hljs-keyword">BETWEEN</text:span><text:span text:style-name="HTMLCode"><text:s/></text:span><text:span text:style-name="hljs-string">'2024-11-20'</text:span><text:span text:style-name="HTMLCode"><text:s/></text:span><text:span text:style-name="hljs-keyword">AND</text:span><text:span text:style-name="HTMLCode"><text:s/></text:span><text:span text:style-name="hljs-string">'2024-11-30'</text:span><text:span text:style-name="HTMLCode">;</text:span></text:p>
      <text:soft-page-break/>
      <text:p text:style-name="NormalWeb">This query identifies all services scheduled for an unavailable mechanic (<text:span text:style-name="HTMLCode">EmployeeID = 4</text:span>) during the defined period.</text:p>
      <text:p text:style-name="Normal"><draw:custom-shape svg:x="0in" svg:y="0in" svg:width="45.51042in" svg:height="0.00139in" draw:z-index="0" draw:id="id12" draw:style-name="a12" draw:name="Horizontal Line 16" text:anchor-type="as-char"><svg:title/><svg:desc/><draw:enhanced-geometry draw:type="non-primitive" svg:viewBox="0 0 21600 21600" draw:enhanced-path="M 0 0 L 21600 0 21600 21600 0 21600 Z N"/></draw:custom-shape></text:p>
      <text:h text:style-name="Heading3" text:outline-level="3"><text:span text:style-name="T182">Key Notes</text:span>:</text:h>
      <text:list text:style-name="LFO4" text:continue-numbering="true">
        <text:list-item>
          <text:p text:style-name="P183"><text:span text:style-name="Strong">Temporary Unavailability</text:span>: You can automate updating the availability status using triggers or a scheduled job based on vacation or illness start/end dates.</text:p>
        </text:list-item>
        <text:list-item>
          <text:p text:style-name="P184"><text:span text:style-name="Strong">Date Validations</text:span>: Ensure proper validations for user inputs, such as date ranges, in your application layer.</text:p>
        </text:list-item>
      </text:list>
      <text:p text:style-name="Normal"/>
      <text:p text:style-name="Normal"/>
      <text:p text:style-name="Normal"/>
      <text:p text:style-name="Normal"/>
      <text:p text:style-name="Normal"/>
      <text:p text:style-name="Normal"/>
      <text:p text:style-name="Normal"/>
      <text:p text:style-name="NormalWeb">The second solution is designed to meet the requirement:<text:s/><text:span text:style-name="Strong">Get mechanics who have previously worked on a car and their job count on the day the car is dropped off</text:span>. Let's break it down:</text:p>
      <text:h text:style-name="Heading3" text:outline-level="3"><text:span text:style-name="T185">Understanding the Requirement</text:span></text:h>
      <text:list text:style-name="LFO5" text:continue-numbering="true">
        <text:list-item>
          <text:p text:style-name="P186"><text:span text:style-name="Strong">Mechanics who have previously worked on the car</text:span>:</text:p>
          <text:list text:continue-numbering="true">
            <text:list-item>
              <text:p text:style-name="P187">The mechanics should have been involved in servicing the same car in the past.</text:p>
            </text:list-item>
          </text:list>
        </text:list-item>
        <text:list-item>
          <text:p text:style-name="P188"><text:span text:style-name="Strong">Mechanics' job count on the drop-off date</text:span>:</text:p>
          <text:list text:continue-numbering="true">
            <text:list-item>
              <text:p text:style-name="P189">The query should count how many services each mechanic is scheduled to perform on the specified drop-off date.</text:p>
            </text:list-item>
          </text:list>
        </text:list-item>
        <text:list-item>
          <text:p text:style-name="P190"><text:span text:style-name="Strong">Exclude mechanics with no jobs on that date</text:span>:</text:p>
          <text:list text:continue-numbering="true">
            <text:list-item>
              <text:p text:style-name="P191">Only return mechanics who are involved in at least one job on the specified day.</text:p>
            </text:list-item>
          </text:list>
        </text:list-item>
      </text:list>
      <text:h text:style-name="Heading3" text:outline-level="3"><text:span text:style-name="T192">Approach and Query Logic</text:span></text:h>
      <text:h text:style-name="Heading4" text:outline-level="4"><text:span text:style-name="T193">Step 1: Join Relevant Tables</text:span></text:h>
      <text:p text:style-name="NormalWeb">We need data from the following tables:</text:p>
      <text:list text:style-name="LFO6" text:continue-numbering="true">
        <text:list-item>
          <text:p text:style-name="P194"><text:span text:style-name="T195">Mechanic</text:span><text:s/>(<text:span text:style-name="T196">M</text:span>): To get the mechanics' names.</text:p>
        </text:list-item>
        <text:list-item>
          <text:p text:style-name="P197"><text:span text:style-name="T198">ServiceAssignment</text:span><text:s/>(<text:span text:style-name="T199">SA</text:span>): To link mechanics with specific services.</text:p>
        </text:list-item>
        <text:list-item>
          <text:p text:style-name="P200"><text:span text:style-name="T201">Service</text:span><text:s/>(<text:span text:style-name="T202">S</text:span>): To find the services performed on the car and on a specific date.</text:p>
        </text:list-item>
      </text:list>
      <text:p text:style-name="NormalWeb"><text:span text:style-name="Strong">Joins</text:span>:</text:p>
      <text:soft-page-break/>
      <text:list text:style-name="LFO7" text:continue-numbering="true">
        <text:list-item>
          <text:p text:style-name="P203"><text:span text:style-name="T204">Mechanic</text:span><text:s/>to<text:s/><text:span text:style-name="T205">ServiceAssignment</text:span><text:s/>(via<text:s/><text:span text:style-name="T206">EmployeeID</text:span>): This associates each mechanic with the services they've worked on.</text:p>
        </text:list-item>
        <text:list-item>
          <text:p text:style-name="P207"><text:span text:style-name="T208">ServiceAssignment</text:span><text:s/>to<text:s/><text:span text:style-name="T209">Service</text:span><text:s/>(via<text:s/><text:span text:style-name="T210">ServiceID</text:span>): This helps us filter services by<text:s/><text:span text:style-name="T211">CarRegistrationNumber</text:span><text:s/>and<text:s/><text:span text:style-name="T212">DropOffDate</text:span>.</text:p>
        </text:list-item>
      </text:list>
      <text:h text:style-name="Heading4" text:outline-level="4"><text:span text:style-name="T213">Step 2: Filter Services for the Same Car</text:span></text:h>
      <text:p text:style-name="NormalWeb">We only want mechanics who have worked on<text:s/><text:span text:style-name="Strong">previous services</text:span><text:s/>of the same car (e.g.,<text:s/><text:span text:style-name="HTMLCode">DEF5678</text:span>):</text:p>
      <text:p text:style-name="HTMLPreformatted">sql</text:p>
      <text:p text:style-name="HTMLPreformatted">Copy code</text:p>
      <text:p text:style-name="HTMLPreformatted"><text:span text:style-name="hljs-keyword">WHERE</text:span><text:span text:style-name="HTMLCode"><text:s/>S.CarRegistrationNumber<text:s/></text:span><text:span text:style-name="hljs-operator">=</text:span><text:span text:style-name="HTMLCode"><text:s/></text:span><text:span text:style-name="hljs-string">'DEF5678'</text:span></text:p>
      <text:h text:style-name="Heading4" text:outline-level="4"><text:span text:style-name="T214">Step 3: Count Jobs on the Drop-Off Date</text:span></text:h>
      <text:p text:style-name="NormalWeb">To count the number of services a mechanic is involved in on the drop-off date (<text:span text:style-name="HTMLCode">2024-11-25</text:span>):</text:p>
      <text:p text:style-name="HTMLPreformatted">sql</text:p>
      <text:p text:style-name="HTMLPreformatted">Copy code</text:p>
      <text:p text:style-name="HTMLPreformatted"><text:span text:style-name="hljs-keyword">AND</text:span><text:span text:style-name="HTMLCode"><text:s/>S.DropOffDate<text:s/></text:span><text:span text:style-name="hljs-operator">=</text:span><text:span text:style-name="HTMLCode"><text:s/></text:span><text:span text:style-name="hljs-string">'2024-11-25'</text:span></text:p>
      <text:p text:style-name="NormalWeb">This narrows down services to those occurring on the specified date.</text:p>
      <text:h text:style-name="Heading4" text:outline-level="4"><text:span text:style-name="T215">Step 4: Group by Mechanic and Filter Job Count</text:span></text:h>
      <text:p text:style-name="NormalWeb">Use<text:s/><text:span text:style-name="HTMLCode">GROUP BY</text:span><text:s/>to aggregate results per mechanic and<text:s/><text:span text:style-name="HTMLCode">HAVING</text:span><text:s/>to filter out those with no jobs on the drop-off date:</text:p>
      <text:p text:style-name="HTMLPreformatted">sql</text:p>
      <text:p text:style-name="HTMLPreformatted">Copy code</text:p>
      <text:p text:style-name="HTMLPreformatted"><text:span text:style-name="hljs-keyword">GROUP</text:span><text:span text:style-name="HTMLCode"><text:s/></text:span><text:span text:style-name="hljs-keyword">BY</text:span><text:span text:style-name="HTMLCode"><text:s/>M.Name</text:span></text:p>
      <text:p text:style-name="HTMLPreformatted"><text:span text:style-name="hljs-keyword">HAVING</text:span><text:span text:style-name="HTMLCode"><text:s/></text:span><text:span text:style-name="hljs-built_in">COUNT</text:span><text:span text:style-name="HTMLCode">(SA.ServiceID)<text:s/></text:span><text:span text:style-name="hljs-operator">&gt;</text:span><text:span text:style-name="HTMLCode"><text:s/></text:span><text:span text:style-name="hljs-number">0</text:span><text:span text:style-name="HTMLCode">;</text:span></text:p>
      <text:p text:style-name="NormalWeb">The<text:s/><text:span text:style-name="HTMLCode">HAVING</text:span><text:s/>clause ensures only mechanics with<text:s/><text:span text:style-name="Strong">at least one job</text:span><text:s/>on the specified date are included in the result.</text:p>
      <text:p text:style-name="Normal"><draw:custom-shape svg:x="0in" svg:y="0in" svg:width="45.51042in" svg:height="0.00139in" draw:z-index="0" draw:id="id13" draw:style-name="a13" draw:name="Horizontal Line 23" text:anchor-type="as-char"><svg:title/><svg:desc/><draw:enhanced-geometry draw:type="non-primitive" svg:viewBox="0 0 21600 21600" draw:enhanced-path="M 0 0 L 21600 0 21600 21600 0 21600 Z N"/></draw:custom-shape></text:p>
      <text:h text:style-name="Heading3" text:outline-level="3"><text:span text:style-name="T216">Final Query Explanation</text:span></text:h>
      <text:p text:style-name="NormalWeb">Here’s the full query again, annotated:</text:p>
      <text:p text:style-name="HTMLPreformatted">sql</text:p>
      <text:p text:style-name="HTMLPreformatted">Copy code</text:p>
      <text:p text:style-name="HTMLPreformatted"><text:span text:style-name="hljs-keyword">SELECT</text:span><text:span text:style-name="HTMLCode"><text:s/>M.Name,<text:s/></text:span><text:span text:style-name="hljs-built_in">COUNT</text:span><text:span text:style-name="HTMLCode">(SA.ServiceID)<text:s/></text:span><text:span text:style-name="hljs-keyword">AS</text:span><text:span text:style-name="HTMLCode"><text:s/>JobsOnDropOffDay</text:span></text:p>
      <text:p text:style-name="HTMLPreformatted"><text:span text:style-name="hljs-keyword">FROM</text:span><text:span text:style-name="HTMLCode"><text:s/>Mechanic M</text:span></text:p>
      <text:p text:style-name="HTMLPreformatted"><text:span text:style-name="hljs-keyword">JOIN</text:span><text:span text:style-name="HTMLCode"><text:s/>ServiceAssignment SA<text:s/></text:span><text:span text:style-name="hljs-keyword">ON</text:span><text:span text:style-name="HTMLCode"><text:s/>M.EmployeeID<text:s/></text:span><text:span text:style-name="hljs-operator">=</text:span><text:span text:style-name="HTMLCode"><text:s/>SA.EmployeeID<text:s/></text:span><text:span text:style-name="hljs-comment">-- Link mechanics with their service assignments</text:span></text:p>
      <text:p text:style-name="HTMLPreformatted"><text:span text:style-name="hljs-keyword">JOIN</text:span><text:span text:style-name="HTMLCode"><text:s/>Service S<text:s/></text:span><text:span text:style-name="hljs-keyword">ON</text:span><text:span text:style-name="HTMLCode"><text:s/>SA.ServiceID<text:s/></text:span><text:span text:style-name="hljs-operator">=</text:span><text:span text:style-name="HTMLCode"><text:s/>S.ServiceID <text:s text:c="12"/></text:span><text:span text:style-name="hljs-comment">-- Link service assignments with service details</text:span></text:p>
      <text:p text:style-name="HTMLPreformatted"><text:span text:style-name="hljs-keyword">WHERE</text:span><text:span text:style-name="HTMLCode"><text:s/>S.CarRegistrationNumber<text:s/></text:span><text:span text:style-name="hljs-operator">=</text:span><text:span text:style-name="HTMLCode"><text:s/></text:span><text:span text:style-name="hljs-string">'DEF5678'</text:span><text:span text:style-name="HTMLCode"><text:s text:c="16"/></text:span><text:span text:style-name="hljs-comment">-- Filter for the specific car's previous services</text:span></text:p>
      <text:p text:style-name="HTMLPreformatted"><text:span text:style-name="HTMLCode"><text:s text:c="2"/></text:span><text:span text:style-name="hljs-keyword">AND</text:span><text:span text:style-name="HTMLCode"><text:s/>S.DropOffDate<text:s/></text:span><text:span text:style-name="hljs-operator">=</text:span><text:span text:style-name="HTMLCode"><text:s/></text:span><text:span text:style-name="hljs-string">'2024-11-25'</text:span><text:span text:style-name="HTMLCode"><text:s text:c="23"/></text:span><text:span text:style-name="hljs-comment">-- Filter for services scheduled on the drop-off date</text:span></text:p>
      <text:p text:style-name="HTMLPreformatted"><text:span text:style-name="hljs-keyword">GROUP</text:span><text:span text:style-name="HTMLCode"><text:s/></text:span><text:span text:style-name="hljs-keyword">BY</text:span><text:span text:style-name="HTMLCode"><text:s/>M.Name <text:s text:c="41"/></text:span><text:span text:style-name="hljs-comment">-- Group by mechanic</text:span></text:p>
      <text:p text:style-name="HTMLPreformatted"><text:span text:style-name="hljs-keyword">HAVING</text:span><text:span text:style-name="HTMLCode"><text:s/></text:span><text:span text:style-name="hljs-built_in">COUNT</text:span><text:span text:style-name="HTMLCode">(SA.ServiceID)<text:s/></text:span><text:span text:style-name="hljs-operator">&gt;</text:span><text:span text:style-name="HTMLCode"><text:s/></text:span><text:span text:style-name="hljs-number">0</text:span><text:span text:style-name="HTMLCode">; <text:s text:c="25"/></text:span><text:span text:style-name="hljs-comment">-- Only include mechanics with jobs on the drop-off date</text:span></text:p>
      <text:h text:style-name="Heading3" text:outline-level="3"><text:span text:style-name="T217">Outcome</text:span></text:h>
      <text:soft-page-break/>
      <text:p text:style-name="NormalWeb">This query returns:</text:p>
      <text:list text:style-name="LFO8" text:continue-numbering="true">
        <text:list-item>
          <text:p text:style-name="P218">Mechanics who have worked on previous services for the car<text:s/><text:span text:style-name="T219">DEF5678</text:span>.</text:p>
        </text:list-item>
        <text:list-item>
          <text:p text:style-name="P220">The number of services (jobs) they are involved in on the specified date (<text:span text:style-name="T221">2024-11-25</text:span>).</text:p>
        </text:list-item>
        <text:list-item>
          <text:p text:style-name="P222">Excludes mechanics with zero jobs on that date.</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fo:font-weight="bold" style:font-weight-asian="bold" style:font-weight-complex="bold" fo:font-size="13.5pt" style:font-size-asian="13.5pt" style:font-size-complex="13.5pt" fo:hyphenate="false"/>
    </style:style>
    <style:style style:name="Heading4" style:display-name="Heading 4" style:family="paragraph" style:parent-style-name="Normal" style:default-outline-level="4">
      <style:paragraph-properties fo:margin-top="0.0694in" fo:margin-bottom="0.0694in" fo:line-height="100%"/>
      <style:text-properties style:font-name="Times New Roman" style:font-name-asian="Times New Roman"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Heading4Char" style:display-name="Heading 4 Char" style:family="text" style:parent-style-name="DefaultParagraphFon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style>
    <style:style style:name="hljs-keyword" style:display-name="hljs-keyword" style:family="text" style:parent-style-name="DefaultParagraphFont"/>
    <style:style style:name="hljs-type" style:display-name="hljs-type" style:family="text" style:parent-style-name="DefaultParagraphFont"/>
    <style:style style:name="hljs-number" style:display-name="hljs-number"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hyphenate="false"/>
    </style:style>
    <style:style style:name="hljs-string" style:display-name="hljs-string" style:family="text" style:parent-style-name="DefaultParagraphFont"/>
    <style:style style:name="hljs-operator" style:display-name="hljs-operator" style:family="text" style:parent-style-name="DefaultParagraphFont"/>
    <style:style style:name="hljs-built_in" style:display-name="hljs-built_in" style:family="text" style:parent-style-name="DefaultParagraphFont"/>
    <style:style style:name="hljs-comment" style:display-name="hljs-comment"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style style:name="WW_CharLFO1LVL2" style:family="text">
      <style:text-properties style:font-name="Courier New" fo:font-size="10pt" style:font-size-asian="10pt"/>
    </style:style>
    <style:style style:name="WW_CharLFO2LVL2" style:family="text">
      <style:text-properties style:font-name="Courier New" fo:font-size="10pt" style:font-size-asian="10pt"/>
    </style:style>
    <style:style style:name="WW_CharLFO3LVL2" style:family="text">
      <style:text-properties style:font-name="Courier New" fo:font-size="10pt" style:font-size-asian="10pt"/>
    </style:style>
    <style:style style:name="WW_CharLFO5LVL2" style:family="text">
      <style:text-properties style:font-name="Courier New"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User</meta:initial-creator>
    <dc:creator>User</dc:creator>
    <meta:creation-date>2024-11-21T09:22:00Z</meta:creation-date>
    <dc:date>2024-12-03T23:36:00Z</dc:date>
    <meta:template xlink:href="Normal" xlink:type="simple"/>
    <meta:editing-cycles>2</meta:editing-cycles>
    <meta:editing-duration>PT16080S</meta:editing-duration>
    <meta:document-statistic meta:page-count="9" meta:paragraph-count="25" meta:word-count="1888" meta:character-count="12627" meta:row-count="89" meta:non-whitespace-character-count="10764"/>
  </office:meta>
</office:document-meta>
</file>